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pitch="variable" style:font-charset="x-symbol"/>
    <style:font-face style:name="Mangal4" svg:font-family="Mangal"/>
    <style:font-face style:name="OpenSymbol" svg:font-family="OpenSymbol"/>
    <style:font-face style:name="Times New Roman2" svg:font-family="'Times New Roman'" style:font-family-generic="roman"/>
    <style:font-face style:name="Times New Roman3" svg:font-family="'Times New Roman'" style:font-adornments="Normal" style:font-family-generic="roman"/>
    <style:font-face style:name="Gothic" svg:font-family="Gothic" style:font-pitch="variable"/>
    <style:font-face style:name="Lucidasans" svg:font-family="Lucidasans" style:font-pitch="variable"/>
    <style:font-face style:name="Mangal1" svg:font-family="Mangal" style:font-pitch="variable"/>
    <style:font-face style:name="OpenSymbol2" svg:font-family="OpenSymbol" style:font-pitch="variable"/>
    <style:font-face style:name="SimSun1" svg:font-family="SimSun" style:font-pitch="variable"/>
    <style:font-face style:name="Arial2" svg:font-family="Arial"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Helvetica" svg:font-family="Helvetica" style:font-family-generic="swiss" style:font-pitch="variable"/>
    <style:font-face style:name="Mangal3" svg:font-family="Mangal" style:font-family-generic="swiss" style:font-pitch="variable"/>
    <style:font-face style:name="SimSun3" svg:font-family="SimSun"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461cm" style:rel-column-width="5038*"/>
    </style:style>
    <style:style style:name="Tableau1.B" style:family="table-column">
      <style:table-column-properties style:column-width="1.461cm" style:rel-column-width="5040*"/>
    </style:style>
    <style:style style:name="Tableau1.C" style:family="table-column">
      <style:table-column-properties style:column-width="1.462cm" style:rel-column-width="5041*"/>
    </style:style>
    <style:style style:name="Tableau1.E" style:family="table-column">
      <style:table-column-properties style:column-width="1.461cm" style:rel-column-width="5039*"/>
    </style:style>
    <style:style style:name="Tableau1.J" style:family="table-column">
      <style:table-column-properties style:column-width="1.462cm" style:rel-column-width="5045*"/>
    </style:style>
    <style:style style:name="Tableau1.K" style:family="table-column">
      <style:table-column-properties style:column-width="1.462cm" style:rel-column-width="5044*"/>
    </style:style>
    <style:style style:name="Tableau1.L" style:family="table-column">
      <style:table-column-properties style:column-width="1.462cm" style:rel-column-width="5043*"/>
    </style:style>
    <style:style style:name="Tableau1.A1" style:family="table-cell">
      <style:table-cell-properties style:vertical-align="middle" fo:padding="0.097cm" fo:border-left="1pt solid #000000" fo:border-right="none" fo:border-top="1pt solid #000000" fo:border-bottom="1pt solid #000000"/>
    </style:style>
    <style:style style:name="Tableau1.E1" style:family="table-cell" style:data-style-name="N0">
      <style:table-cell-properties style:vertical-align="middle" fo:padding="0.097cm" fo:border-left="1pt solid #000000" fo:border-right="none" fo:border-top="1pt solid #000000" fo:border-bottom="1pt solid #000000"/>
    </style:style>
    <style:style style:name="Tableau1.M1" style:family="table-cell" style:data-style-name="N0">
      <style:table-cell-properties style:vertical-align="middle" fo:padding="0.097cm" fo:border="1pt solid #000000"/>
    </style:style>
    <style:style style:name="Tableau1.A2" style:family="table-cell">
      <style:table-cell-properties style:vertical-align="middle" fo:padding="0.097cm" fo:border-left="1pt solid #000000" fo:border-right="none" fo:border-top="none" fo:border-bottom="1pt solid #000000"/>
    </style:style>
    <style:style style:name="Tableau1.B2" style:family="table-cell" style:data-style-name="N0">
      <style:table-cell-properties style:vertical-align="middle" fo:padding="0.097cm" fo:border-left="1pt solid #000000" fo:border-right="none" fo:border-top="none" fo:border-bottom="1pt solid #000000"/>
    </style:style>
    <style:style style:name="Tableau1.F2" style:family="table-cell">
      <style:table-cell-properties style:vertical-align="middle" fo:padding="0.097cm" fo:border-left="1pt solid #000000" fo:border-right="none" fo:border-top="none" fo:border-bottom="1pt solid #000000"/>
    </style:style>
    <style:style style:name="Tableau1.G2" style:family="table-cell">
      <style:table-cell-properties style:vertical-align="middle" fo:padding="0.097cm" fo:border-left="1pt solid #000000" fo:border-right="none" fo:border-top="none" fo:border-bottom="1pt solid #000000"/>
    </style:style>
    <style:style style:name="Tableau1.M2" style:family="table-cell" style:data-style-name="N0">
      <style:table-cell-properties style:vertical-align="middle" fo:padding="0.097cm" fo:border-left="1pt solid #000000" fo:border-right="1pt solid #000000" fo:border-top="none" fo:border-bottom="1pt solid #000000"/>
    </style:style>
    <style:style style:name="Tableau2" style:family="table">
      <style:table-properties style:width="19.001cm" table:align="margins"/>
    </style:style>
    <style:style style:name="Tableau2.A" style:family="table-column">
      <style:table-column-properties style:column-width="13.772cm" style:rel-column-width="47502*"/>
    </style:style>
    <style:style style:name="Tableau2.B" style:family="table-column">
      <style:table-column-properties style:column-width="5.228cm" style:rel-column-width="18033*"/>
    </style:style>
    <style:style style:name="Tableau2.A1" style:family="table-cell">
      <style:table-cell-properties fo:padding="0.097cm" fo:border="none"/>
    </style:style>
    <style:style style:name="Tableau3" style:family="table">
      <style:table-properties style:width="19.001cm" table:align="margins"/>
    </style:style>
    <style:style style:name="Tableau3.A" style:family="table-column">
      <style:table-column-properties style:column-width="10.292cm" style:rel-column-width="35499*"/>
    </style:style>
    <style:style style:name="Tableau3.B" style:family="table-column">
      <style:table-column-properties style:column-width="8.708cm" style:rel-column-width="30036*"/>
    </style:style>
    <style:style style:name="Tableau3.A1" style:family="table-cell">
      <style:table-cell-properties style:vertical-align="" fo:background-color="transparent" fo:padding="0cm" fo:border="none">
        <style:background-image/>
      </style:table-cell-properties>
    </style:style>
    <style:style style:name="Tableau4" style:family="table">
      <style:table-properties style:width="19.001cm" table:align="margins"/>
    </style:style>
    <style:style style:name="Tableau4.A" style:family="table-column">
      <style:table-column-properties style:column-width="9.71cm" style:rel-column-width="33491*"/>
    </style:style>
    <style:style style:name="Tableau4.B" style:family="table-column">
      <style:table-column-properties style:column-width="9.29cm" style:rel-column-width="32044*"/>
    </style:style>
    <style:style style:name="Tableau4.A1" style:family="table-cell">
      <style:table-cell-properties style:vertical-align="middle" fo:padding="0.097cm" fo:border="none"/>
    </style:style>
    <style:style style:name="P1" style:family="paragraph" style:parent-style-name="Standard">
      <style:paragraph-properties fo:text-align="center" style:justify-single-word="false"/>
      <style:text-properties fo:font-style="italic"/>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ab-stops>
          <style:tab-stop style:position="4.048cm" style:type="right"/>
          <style:tab-stop style:position="4.313cm"/>
        </style:tab-stops>
      </style:paragraph-properties>
      <style:text-properties officeooo:paragraph-rsid="000b6f6f"/>
    </style:style>
    <style:style style:name="P6" style:family="paragraph" style:parent-style-name="Standard">
      <style:paragraph-properties fo:text-align="end" style:justify-single-word="false"/>
      <style:text-properties officeooo:paragraph-rsid="000b6f6f"/>
    </style:style>
    <style:style style:name="P7" style:family="paragraph" style:parent-style-name="Standard">
      <style:paragraph-properties fo:text-align="center" style:justify-single-word="false"/>
      <style:text-properties fo:color="#333333"/>
    </style:style>
    <style:style style:name="P8" style:family="paragraph" style:parent-style-name="Standard">
      <style:text-properties fo:color="#333333" officeooo:paragraph-rsid="00157ec4"/>
    </style:style>
    <style:style style:name="P9" style:family="paragraph" style:parent-style-name="Standard">
      <style:paragraph-properties>
        <style:tab-stops>
          <style:tab-stop style:position="11cm" style:type="right"/>
          <style:tab-stop style:position="11.324cm"/>
        </style:tab-stops>
      </style:paragraph-properties>
    </style:style>
    <style:style style:name="P10" style:family="paragraph" style:parent-style-name="Standard">
      <style:paragraph-properties>
        <style:tab-stops>
          <style:tab-stop style:position="11cm" style:type="right"/>
          <style:tab-stop style:position="11.324cm"/>
        </style:tab-stops>
      </style:paragraph-properties>
      <style:text-properties officeooo:paragraph-rsid="000a1fe5"/>
    </style:style>
    <style:style style:name="P11" style:family="paragraph" style:parent-style-name="Standard">
      <style:text-properties officeooo:paragraph-rsid="000a1fe5"/>
    </style:style>
    <style:style style:name="P12" style:family="paragraph" style:parent-style-name="Standard">
      <style:text-properties officeooo:paragraph-rsid="000b6f6f"/>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officeooo:paragraph-rsid="001c2d79"/>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color="#333333"/>
    </style:style>
    <style:style style:name="P17" style:family="paragraph" style:parent-style-name="Standard">
      <style:paragraph-properties fo:margin-left="0.499cm" fo:margin-right="0cm" fo:text-indent="0cm" style:auto-text-indent="false"/>
    </style:style>
    <style:style style:name="P18" style:family="paragraph" style:parent-style-name="Standard">
      <style:paragraph-properties fo:margin-left="0.499cm" fo:margin-right="0cm" fo:text-indent="0cm" style:auto-text-indent="false"/>
      <style:text-properties fo:font-style="normal" style:font-style-asian="normal" style:font-style-complex="normal"/>
    </style:style>
    <style:style style:name="P19" style:family="paragraph" style:parent-style-name="Standard">
      <style:paragraph-properties fo:margin-left="0.499cm" fo:margin-right="0cm" fo:text-indent="0cm" style:auto-text-indent="false"/>
      <style:text-properties fo:color="#333333"/>
    </style:style>
    <style:style style:name="P20" style:family="paragraph" style:parent-style-name="Table_20_Contents">
      <style:paragraph-properties fo:margin-top="0.4cm" fo:margin-bottom="0cm" loext:contextual-spacing="false"/>
      <style:text-properties fo:font-size="18pt" style:font-size-asian="18pt" style:font-size-complex="18pt"/>
    </style:style>
    <style:style style:name="P21" style:family="paragraph" style:parent-style-name="Standard" style:list-style-name="tfPuce"/>
    <style:style style:name="P22" style:family="paragraph" style:parent-style-name="Standard" style:list-style-name="tfPuce">
      <style:text-properties fo:font-size="18pt" style:font-size-asian="18pt" style:font-size-complex="18pt"/>
    </style:style>
    <style:style style:name="P23" style:family="paragraph" style:parent-style-name="Standard">
      <style:text-properties fo:color="#111111" fo:font-style="normal" officeooo:rsid="00177a1c" officeooo:paragraph-rsid="00177a1c" style:font-style-asian="normal" style:font-style-complex="normal"/>
    </style:style>
    <style:style style:name="P24" style:family="paragraph" style:parent-style-name="Standard">
      <style:text-properties fo:color="#333333" officeooo:paragraph-rsid="000b6f6f"/>
    </style:style>
    <style:style style:name="P25" style:family="paragraph" style:parent-style-name="Standard" style:list-style-name="tfPuce">
      <style:paragraph-properties fo:margin-top="0.4cm" fo:margin-bottom="0cm" loext:contextual-spacing="false"/>
    </style:style>
    <style:style style:name="P26" style:family="paragraph" style:parent-style-name="tfTitre_20_Chapitre" style:master-page-name="Right_20_Page">
      <style:paragraph-properties style:page-number="auto"/>
    </style:style>
    <style:style style:name="P27" style:family="paragraph" style:parent-style-name="Table_20_Contents" style:list-style-name="tfPuce">
      <style:text-properties fo:font-size="18pt" style:font-size-asian="18pt" style:font-size-complex="18pt"/>
    </style:style>
    <style:style style:name="P28" style:family="paragraph" style:parent-style-name="tfTitre_20_I_29_">
      <style:paragraph-properties fo:break-before="page"/>
      <style:text-properties officeooo:rsid="000b6f6f" officeooo:paragraph-rsid="000b6f6f"/>
    </style:style>
    <style:style style:name="P29" style:family="paragraph" style:parent-style-name="tfTitre_20_1_29_">
      <style:paragraph-properties fo:break-before="page"/>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7" style:family="paragraph">
      <loext:graphic-properties draw:fill="none" draw:fill-color="#000000"/>
      <style:paragraph-properties fo:text-align="center"/>
    </style:style>
    <style:style style:name="P38" style:family="paragraph">
      <loext:graphic-properties draw:fill="solid" draw:fill-color="#cccccc"/>
      <style:text-properties fo:font-size="18pt" style:font-size-asian="18pt" style:font-size-complex="18pt"/>
    </style:style>
    <style:style style:name="P3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4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P4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Helvetica" fo:font-size="5.69999980926514pt" fo:font-style="normal" fo:text-shadow="none" style:text-underline-style="none" fo:font-weight="normal" style:text-underline-mode="continuous" style:text-overline-mode="continuous" style:text-line-through-mode="continuous" style:letter-kerning="true" style:font-name-asian="Helvetica" style:font-size-asian="5.69999980926514pt" style:font-style-asian="normal" style:font-weight-asian="normal" style:font-name-complex="Helvetica" style:font-size-complex="5.69999980926514pt" style:font-style-complex="normal" style:font-weight-complex="normal" style:text-emphasize="none" style:text-scale="100%"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Times New Roman1" fo:font-size="14pt" fo:font-style="italic" fo:text-shadow="none" style:text-underline-style="none" fo:font-weight="normal" style:text-underline-mode="continuous" style:text-overline-mode="continuous" style:text-line-through-mode="continuous" style:letter-kerning="true" style:font-name-asian="Helvetica" style:font-size-asian="6.80000019073486pt" style:font-style-asian="normal" style:font-weight-asian="normal" style:font-name-complex="Helvetica" style:font-size-complex="6.80000019073486pt" style:font-style-complex="normal" style:font-weight-complex="normal" style:text-emphasize="none" style:text-scale="100%"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b6f6f" style:font-style-asian="italic" style:font-style-complex="italic"/>
    </style:style>
    <style:style style:name="T4" style:family="text">
      <style:text-properties fo:font-style="italic" officeooo:rsid="00177a1c"/>
    </style:style>
    <style:style style:name="T5" style:family="text">
      <style:text-properties fo:font-style="italic" officeooo:rsid="00177a1c" style:font-style-asian="normal" style:font-style-complex="normal"/>
    </style:style>
    <style:style style:name="T6" style:family="text">
      <style:text-properties style:font-name="OpenSymbol1"/>
    </style:style>
    <style:style style:name="T7" style:family="text">
      <style:text-properties style:font-name="OpenSymbol1" fo:font-style="normal" style:font-style-asian="normal" style:font-style-complex="normal"/>
    </style:style>
    <style:style style:name="T8" style:family="text">
      <style:text-properties style:font-name="OpenSymbol1" officeooo:rsid="000b6f6f"/>
    </style:style>
    <style:style style:name="T9" style:family="text">
      <style:text-properties style:font-name="OpenSymbol1" officeooo:rsid="00177a1c"/>
    </style:style>
    <style:style style:name="T10" style:family="text">
      <style:text-properties style:text-position="0% 100%" style:font-name="OpenSymbol2" style:font-name-asian="OpenSymbol2" style:font-name-complex="OpenSymbol2"/>
    </style:style>
    <style:style style:name="T11" style:family="text">
      <style:text-properties style:text-position="0% 100%" style:font-name="Times New Roman" fo:font-size="18pt" fo:font-style="normal" style:font-size-asian="18pt" style:font-size-complex="18pt"/>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super 58%"/>
    </style:style>
    <style:style style:name="T15" style:family="text">
      <style:text-properties style:text-position="super 58%" style:font-name="StarSymbol"/>
    </style:style>
    <style:style style:name="T16" style:family="text">
      <style:text-properties style:font-name="OpenSymbol2"/>
    </style:style>
    <style:style style:name="T17" style:family="text">
      <style:text-properties style:font-name="OpenSymbol2" fo:font-style="normal" officeooo:rsid="00177a1c" style:font-style-asian="normal" style:font-style-complex="normal"/>
    </style:style>
    <style:style style:name="T18" style:family="text">
      <style:text-properties style:font-name="OpenSymbol2" officeooo:rsid="0002a6ee"/>
    </style:style>
    <style:style style:name="T19" style:family="text">
      <style:text-properties fo:font-weight="bold" style:font-weight-asian="bold" style:font-weight-complex="bold"/>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tyle="normal" style:font-style-asian="normal" style:font-style-complex="normal"/>
    </style:style>
    <style:style style:name="T23" style:family="text">
      <style:text-properties fo:font-style="normal" officeooo:rsid="00065e1d" style:font-style-asian="normal" style:font-style-complex="normal"/>
    </style:style>
    <style:style style:name="T24" style:family="text">
      <style:text-properties fo:font-style="normal" officeooo:rsid="00177a1c" style:font-style-asian="normal" style:font-style-complex="normal"/>
    </style:style>
    <style:style style:name="T25" style:family="text">
      <style:text-properties officeooo:rsid="00065e1d"/>
    </style:style>
    <style:style style:name="T26" style:family="text">
      <style:text-properties officeooo:rsid="00081c58"/>
    </style:style>
    <style:style style:name="T27" style:family="text">
      <style:text-properties officeooo:rsid="000b6f6f"/>
    </style:style>
    <style:style style:name="T28" style:family="text">
      <style:text-properties officeooo:rsid="001222f6"/>
    </style:style>
    <style:style style:name="T29" style:family="text">
      <style:text-properties officeooo:rsid="00177a1c"/>
    </style:style>
    <style:style style:name="T30" style:family="text">
      <style:text-properties style:font-name="Times New Roman"/>
    </style:style>
    <style:style style:name="T31" style:family="text">
      <style:text-properties style:font-name="Times New Roman" officeooo:rsid="00177a1c"/>
    </style:style>
    <style:style style:name="T32" style:family="text">
      <style:text-properties style:font-name="Times New Roman" fo:font-style="italic"/>
    </style:style>
    <style:style style:name="T33" style:family="text">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text-position="super 58%"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Times New Roman3" fo:font-size="14pt" fo:font-style="normal" fo:text-shadow="none" style:text-underline-style="none" fo:font-weight="normal" style:letter-kerning="true" style:font-name-asian="Times New Roman3" style:font-size-asian="18pt" style:font-style-asian="normal" style:font-weight-asian="normal" style:font-name-complex="Times New Roman3"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41" style:family="text">
      <style:text-properties fo:font-size="18pt" fo:font-weight="normal" style:font-size-asian="18pt" style:font-weight-asian="normal" style:font-size-complex="18pt" style:font-weight-complex="normal"/>
    </style:style>
    <style:style style:name="T42" style:family="text">
      <style:text-properties style:use-window-font-color="true" style:text-outline="false" style:text-line-through-style="none" style:text-line-through-type="none" style:font-name="Times New Roman" fo:font-size="10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Helvetica" fo:font-size="10pt" fo:font-style="normal" fo:text-shadow="none" style:text-underline-style="none" fo:font-weight="normal" style:text-underline-mode="continuous" style:text-overline-mode="continuous" style:text-line-through-mode="continuous" style:letter-kerning="true" style:font-name-asian="Helvetica" style:font-size-asian="5.69999980926514pt" style:font-style-asian="normal" style:font-weight-asian="normal" style:font-name-complex="Helvetica" style:font-size-complex="5.69999980926514pt"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Times New Roman1" fo:font-size="10pt" fo:font-style="italic" fo:text-shadow="none" style:text-underline-style="none" fo:font-weight="normal" style:text-underline-mode="continuous" style:text-overline-mode="continuous" style:text-line-through-mode="continuous" style:letter-kerning="true" style:font-name-asian="Helvetica" style:font-size-asian="6.80000019073486pt" style:font-style-asian="normal" style:font-weight-asian="normal" style:font-name-complex="Helvetica" style:font-size-complex="6.80000019073486pt"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draw:ole-draw-aspect="1"/>
    </style:style>
    <style:style style:name="fr2" style:family="graphic" style:parent-style-name="Formula">
      <style:graphic-properties fo:margin-left="0cm" fo:margin-right="0cm" style:vertical-pos="from-top" style:horizontal-pos="from-left" style:horizontal-rel="paragraph-content" fo:padding="0.014cm" fo:border="none"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2cm" fo:min-width="0.42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2cm" fo:min-width="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cm" svg:stroke-color="#000000" draw:marker-start-width="0.25cm" draw:marker-start-center="false" draw:marker-end="Arrow" draw:marker-end-width="0.25cm" draw:marker-end-center="false" draw:fill="solid" draw:fill-color="#cfe7f5" draw:textarea-horizontal-align="center" draw:textarea-vertical-align="middle" fo:padding-top="0.141cm" fo:padding-bottom="0.141cm" fo:padding-left="0.265cm" fo:padding-right="0.265cm" draw:shadow="hidden" draw:shadow-offset-x="0.199cm" draw:shadow-offset-y="0.199cm" draw:shadow-color="#808080" style:run-through="foreground"/>
    </style:style>
    <style:style style:name="gr5"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2cm" fo:min-width="0.222cm" fo:padding-top="0.03cm" fo:padding-bottom="0.03cm" fo:padding-left="0.049cm" fo:padding-right="0.049cm" draw:shadow="hidden" draw:shadow-offset-x="0.199cm" draw:shadow-offset-y="0.199cm" draw:shadow-color="#808080" style:run-through="foreground"/>
    </style:style>
    <style:style style:name="gr6" style:family="graphic">
      <style:graphic-properties draw:stroke="dash" draw:stroke-dash="Ultrafine_20_Dashed" svg:stroke-width="0.03cm" svg:stroke-color="#000000" draw:marker-start-width="0.22cm" draw:marker-start-center="false" draw:marker-end-width="0.22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dash" draw:stroke-dash="Ultrafine_20_Dashed" svg:stroke-width="0.03cm" svg:stroke-color="#000000" draw:marker-start="Arrow" draw:marker-start-width="0.15cm" draw:marker-start-center="false" draw:marker-end-width="0.22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39cm" fo:padding-bottom="0.139cm" fo:padding-left="0.263cm" fo:padding-right="0.263cm" draw:shadow="hidden" draw:shadow-offset-x="0.199cm" draw:shadow-offset-y="0.199cm" draw:shadow-color="#808080" style:run-through="foreground"/>
    </style:style>
    <style:style style:name="gr9" style:family="graphic">
      <style:graphic-properties draw:stroke="solid" svg:stroke-width="0.03cm" svg:stroke-color="#000000" draw:marker-start-width="0.25cm" draw:marker-start-center="false" draw:marker-end="Arrow" draw:marker-end-width="0.25cm" draw:marker-end-center="false" draw:fill="solid" draw:fill-color="#cfe7f5" draw:textarea-horizontal-align="center" draw:textarea-vertical-align="middle" fo:padding-top="0.139cm" fo:padding-bottom="0.139cm" fo:padding-left="0.263cm" fo:padding-right="0.263cm" draw:shadow="hidden" draw:shadow-offset-x="0.199cm" draw:shadow-offset-y="0.199cm" draw:shadow-color="#808080" style:run-through="foreground"/>
    </style:style>
    <style:style style:name="gr10"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dash" draw:stroke-dash="Ultrafine_20_Dashed" svg:stroke-width="0.03cm" svg:stroke-color="#000000" draw:marker-start-width="0.22cm" draw:marker-start-center="false" draw:marker-end="Arrow" draw:marker-end-width="0.15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41cm" fo:padding-bottom="0.141cm" fo:padding-left="0.265cm" fo:padding-right="0.265cm" draw:shadow="hidden" draw:shadow-offset-x="0.199cm" draw:shadow-offset-y="0.199cm" draw:shadow-color="#808080" style:run-through="foreground"/>
    </style:style>
    <style:style style:name="gr14" style:family="graphic">
      <style:graphic-properties draw:stroke="solid" svg:stroke-width="0.026cm" svg:stroke-color="#000000" draw:marker-start-width="0.199cm" draw:marker-start-center="false"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5"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width="true" fo:min-height="0.582cm" fo:min-width="1.109cm" fo:padding-top="0.03cm" fo:padding-bottom="0.03cm" fo:padding-left="0.049cm" fo:padding-right="0.049cm" draw:shadow="hidden" draw:shadow-offset-x="0.199cm" draw:shadow-offset-y="0.199cm" draw:shadow-color="#808080" style:run-through="foreground"/>
    </style:style>
    <style:style style:name="gr1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9cm" svg:stroke-color="#000000" draw:marker-start-width="0.42cm" draw:marker-start-center="false" draw:marker-end-width="0.42cm" draw:marker-end-center="false" draw:fill="none" draw:fill-color="#ffffff" draw:textarea-horizontal-align="justify" draw:auto-grow-height="false" draw:auto-grow-width="false" fo:min-height="1.198cm" fo:min-width="8.943cm" fo:padding-top="0.074cm" fo:padding-bottom="0.074cm" fo:padding-left="0.074cm" fo:padding-right="0.074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000000" draw:marker-start-width="0.42cm" draw:marker-end-width="0.42cm" draw:fill="none" draw:fill-color="#000000"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cccccc" fo:min-height="2.26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cccccc" fo:min-height="2.23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09cm" svg:stroke-color="#666666" draw:marker-start-width="0.199cm" draw:marker-start-center="false"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2" style:family="graphic">
      <style:graphic-properties draw:stroke="solid" svg:stroke-width="0.018cm" svg:stroke-color="#666666" draw:marker-start-width="0.199cm" draw:marker-start-center="false"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 style:family="graphic">
      <style:graphic-properties draw:stroke="solid" svg:stroke-width="0.026cm" svg:stroke-color="#666666" draw:marker-start-width="0.199cm" draw:marker-start-center="false"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4cm" fo:min-width="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4cm" fo:min-width="0.54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4cm" fo:min-width="0.39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4cm" fo:min-width="0.3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2cm" fo:min-width="0.5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2cm" fo:min-width="0.3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6cm" svg:stroke-color="#000000" draw:marker-start-width="0.24cm" draw:marker-start-center="false" draw:marker-end="Arrow" draw:marker-end-width="0.24cm" draw:marker-end-center="false" draw:fill="solid" draw:fill-color="#cfe7f5" draw:textarea-horizontal-align="center" draw:textarea-vertical-align="middle" fo:padding-top="0.155cm" fo:padding-bottom="0.155cm" fo:padding-left="0.279cm" fo:padding-right="0.279cm" draw:shadow="hidden" draw:shadow-offset-x="0.199cm" draw:shadow-offset-y="0.199cm" draw:shadow-color="#808080" style:run-through="foreground"/>
    </style:style>
    <style:style style:name="gr31"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612cm" fo:min-width="0.2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2cm" fo:min-width="0.457cm" fo:padding-top="0cm" fo:padding-bottom="0cm" fo:padding-left="0cm" fo:padding-right="0cm" draw:shadow="hidden" draw:shadow-offset-x="0.199cm" draw:shadow-offset-y="0.199cm" draw:shadow-color="#808080" style:run-through="foreground"/>
    </style:style>
    <style:style style:name="gr3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3cm" svg:stroke-color="#000000" draw:marker-start-width="0.259cm" draw:marker-start-center="false"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3cm" svg:stroke-color="#000000" draw:marker-start-width="0.245cm" draw:marker-start-center="fals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7"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none" svg:stroke-color="#000000" draw:fill="solid" draw:fill-color="#cccccc" fo:min-height="3.90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000000" draw:marker-start-width="0.199cm" draw:marker-start-center="false"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0"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9cm" fo:min-width="0.355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7cm" fo:min-width="0.50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9cm" fo:min-width="0.35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7cm" fo:min-width="0.35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035cm" svg:stroke-color="#000000"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5"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9cm" fo:min-width="0.504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79cm" fo:min-width="0.33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style:shrink-to-fit="false" fo:min-height="0.527cm" fo:min-width="0.228cm" fo:padding-top="0.03cm" fo:padding-bottom="0.03cm" fo:padding-left="0.049cm" fo:padding-right="0.049cm" draw:shadow="hidden" draw:shadow-offset-x="0.199cm" draw:shadow-offset-y="0.199cm" draw:shadow-color="#808080" style:run-through="foreground"/>
    </style:style>
    <style:style style:name="gr48"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style:shrink-to-fit="false" fo:min-height="0.792cm" fo:min-width="0.45cm" fo:padding-top="0.03cm" fo:padding-bottom="0.03cm" fo:padding-left="0.049cm" fo:padding-right="0.049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style:shrink-to-fit="false" fo:min-height="0.792cm" fo:min-width="0.547cm" fo:padding-top="0.03cm" fo:padding-bottom="0.03cm" fo:padding-left="0.049cm" fo:padding-right="0.049cm" draw:shadow="hidden" draw:shadow-offset-x="0.199cm" draw:shadow-offset-y="0.199cm" draw:shadow-color="#808080" style:run-through="foreground"/>
    </style:style>
    <style:style style:name="gr50" style:family="graphic">
      <style:graphic-properties draw:stroke="solid" draw:stroke-dash="Dashed_20__28_var_29__20_4" svg:stroke-width="0.041cm" svg:stroke-color="#000000" draw:marker-start="Arrow"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1" style:family="graphic">
      <style:graphic-properties draw:stroke="solid" draw:stroke-dash="Dashed_20__28_var_29__20_20" svg:stroke-width="0.041cm" svg:stroke-color="#000000" draw:marker-start-width="0.062cm" draw:marker-start-center="false" draw:marker-end="Arrow"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2" style:family="graphic">
      <style:graphic-properties draw:stroke="none" svg:stroke-width="0cm" svg:stroke-color="#3465a4" draw:marker-start-width="0.199cm" draw:marker-start-center="false" draw:marker-end-width="0.199cm" draw:marker-end-center="false" draw:fill="none" draw:fill-color="#ffffff" draw:textarea-horizontal-align="left" draw:auto-grow-height="true" draw:auto-grow-width="true" draw:fit-to-size="false" style:shrink-to-fit="false" fo:min-height="0.407cm" fo:min-width="0.199cm" fo:padding-top="0cm" fo:padding-bottom="0cm" fo:padding-left="0cm" fo:padding-right="0cm" draw:shadow="hidden" draw:shadow-offset-x="0.199cm" draw:shadow-offset-y="0.199cm" draw:shadow-color="#808080" style:run-through="foreground"/>
    </style:style>
    <style:style style:name="gr53" style:family="graphic">
      <style:graphic-properties draw:stroke="solid" draw:stroke-dash="Dashed_20__28_var_29__20_21"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4" style:family="graphic">
      <style:graphic-properties draw:stroke="solid" draw:stroke-dash="Dashed_20__28_var_29__20_22"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5" style:family="graphic">
      <style:graphic-properties draw:stroke="solid" draw:stroke-dash="Dashed_20__28_var_29__20_23"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6" style:family="graphic">
      <style:graphic-properties draw:stroke="solid" draw:stroke-dash="Dashed_20__28_var_29__20_24"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7" style:family="graphic">
      <style:graphic-properties draw:stroke="solid" draw:stroke-dash="Dashed_20__28_var_29__20_25"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8" style:family="graphic">
      <style:graphic-properties draw:stroke="solid" draw:stroke-dash="Dashed_20__28_var_29__20_26"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59" style:family="graphic">
      <style:graphic-properties draw:stroke="solid" draw:stroke-dash="Dashed_20__28_var_29__20_27"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0" style:family="graphic">
      <style:graphic-properties draw:stroke="solid" draw:stroke-dash="Dashed_20__28_var_29__20_28"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1" style:family="graphic">
      <style:graphic-properties draw:stroke="solid" draw:stroke-dash="Dashed_20__28_var_29__20_29"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2" style:family="graphic">
      <style:graphic-properties draw:stroke="solid" draw:stroke-dash="Dashed_20__28_var_29__20_30"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3" style:family="graphic">
      <style:graphic-properties draw:stroke="solid" draw:stroke-dash="Dashed_20__28_var_29__20_31"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4" style:family="graphic">
      <style:graphic-properties draw:stroke="solid" draw:stroke-dash="Dashed_20__28_var_29__20_32"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65" style:family="graphic">
      <style:graphic-properties draw:stroke="solid" draw:stroke-dash="Dashed_20__28_var_29__20_33" svg:stroke-width="0.041cm" svg:stroke-color="#000000" draw:marker-start-width="0.235cm" draw:marker-start-center="false" draw:marker-end-width="0.235cm" draw:marker-end-center="false" draw:stroke-linejoin="round" svg:stroke-linecap="round" draw:fill="solid" draw:fill-color="#729fcf" draw:textarea-horizontal-align="center" draw:textarea-vertical-align="middle" fo:padding-top="0.019cm" fo:padding-bottom="0.019cm" fo:padding-left="0.019cm" fo:padding-right="0.019cm" draw:shadow="hidden" draw:shadow-offset-x="0.199cm" draw:shadow-offset-y="0.199cm" draw:shadow-color="#808080" style:run-through="foreground"/>
    </style:style>
    <style:style style:name="gr66" style:family="graphic">
      <style:graphic-properties draw:stroke="solid" draw:stroke-dash="Dashed_20__28_var_29__20_34" svg:stroke-width="0.041cm" svg:stroke-color="#000000" draw:marker-start-width="0.235cm" draw:marker-start-center="false" draw:marker-end-width="0.235cm" draw:marker-end-center="false" draw:stroke-linejoin="round" svg:stroke-linecap="round" draw:fill="solid" draw:fill-color="#729fcf" draw:textarea-horizontal-align="center" draw:textarea-vertical-align="middle" fo:padding-top="0.019cm" fo:padding-bottom="0.019cm" fo:padding-left="0.019cm" fo:padding-right="0.019cm" draw:shadow="hidden" draw:shadow-offset-x="0.199cm" draw:shadow-offset-y="0.199cm" draw:shadow-color="#808080" style:run-through="foreground"/>
    </style:style>
    <style:style style:name="gr67" style:family="graphic">
      <style:graphic-properties draw:stroke="none" svg:stroke-width="0cm" svg:stroke-color="#3465a4" draw:marker-start-width="0.199cm" draw:marker-start-center="false" draw:marker-end-width="0.199cm" draw:marker-end-center="false" draw:fill="none" draw:fill-color="#ffffff" draw:textarea-horizontal-align="left" draw:auto-grow-height="true" draw:auto-grow-width="true" draw:fit-to-size="false" style:shrink-to-fit="false" fo:min-height="0.586cm" fo:min-width="0.482cm" fo:padding-top="0cm" fo:padding-bottom="0cm" fo:padding-left="0cm" fo:padding-right="0cm" draw:shadow="hidden" draw:shadow-offset-x="0.199cm" draw:shadow-offset-y="0.199cm" draw:shadow-color="#808080" style:run-through="foreground"/>
    </style:style>
    <style:style style:name="gr68" style:family="graphic">
      <style:graphic-properties draw:stroke="none" svg:stroke-color="#000000" draw:fill="solid" draw:fill-color="#cccccc" fo:min-height="0.69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onctions <text:span text:style-name="T26">1 –</text:span> <text:span text:style-name="T28">Introduction</text:span></text:p>
      <text:p text:style-name="Standard"/>
      <text:p text:style-name="Standard"/>
      <text:list xml:id="list1876958125" text:style-name="tfNum_20_I_29_">
        <text:list-item>
          <text:p text:style-name="tfTitre_20_I_29_">Notion de fonction</text:p>
        </text:list-item>
      </text:list>
      <text:p text:style-name="Standard"/>
      <text:list xml:id="list3922924597" text:style-name="tfNum_20_1_29_">
        <text:list-item>
          <text:p text:style-name="tfTitre_20_1_29_">Définition</text:p>
        </text:list-item>
      </text:list>
      <text:p text:style-name="Standard">Soit <text:span text:style-name="T2">D</text:span> un ensemble de réels.</text:p>
      <text:p text:style-name="Standard">Définir une fonction <text:span text:style-name="T2">f</text:span> sur l'ensemble <text:span text:style-name="T2">D</text:span>, c'est associer à chaque réel <text:span text:style-name="T2">x</text:span> de <text:span text:style-name="T2">D</text:span> un unique réel noté <text:span text:style-name="T2">f</text:span> (<text:span text:style-name="T2">x</text:span>).</text:p>
      <text:p text:style-name="Standard"/>
      <text:p text:style-name="P9"><text:span text:style-name="T19">Ex :</text:span> Soit <text:span text:style-name="T2">f</text:span> la fonction définie sur <text:span text:style-name="T10">ℝ</text:span><text:span text:style-name="T15">+</text:span> par<text:tab/><text:span text:style-name="T1">x<text:tab/></text:span><text:span text:style-name="T1"><draw:g text:anchor-type="as-char" svg:y="-0.303cm" draw:z-index="9"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pan> <draw:frame draw:style-name="fr1" draw:name="Objet1" text:anchor-type="as-char" svg:y="-0.623cm" svg:width="0.949cm" svg:height="0.758cm" draw:z-index="0"><draw:object xlink:href="./Object 1" xlink:type="simple" xlink:show="embed" xlink:actuate="onLoad"/><draw:image xlink:href="./ObjectReplacements/Object 1" xlink:type="simple" xlink:show="embed" xlink:actuate="onLoad"/></draw:frame></text:p>
      <text:p text:style-name="P10"><text:tab/><text:span text:style-name="T23">0<text:tab/></text:span><text:span text:style-name="T23"><draw:g text:anchor-type="as-char" svg:y="-0.303cm" draw:z-index="10"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pan> </text:p>
      <text:p text:style-name="P10"><text:tab/><text:span text:style-name="T23">4<text:tab/></text:span><text:span text:style-name="T23"><draw:g text:anchor-type="as-char" svg:y="-0.303cm" draw:z-index="11"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pan> </text:p>
      <text:p text:style-name="P10"><text:tab/><text:span text:style-name="T22">–</text:span><text:span text:style-name="T25">2<text:tab/></text:span><text:span text:style-name="T25"><draw:g text:anchor-type="as-char" svg:y="-0.303cm" draw:z-index="12"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pan> </text:p>
      <text:p text:style-name="Standard"/>
      <text:list xml:id="list140154959423833" text:continue-numbering="true" text:style-name="tfNum_20_1_29_">
        <text:list-item>
          <text:p text:style-name="P29">Représentation graphique</text:p>
        </text:list-item>
      </text:list>
      <text:p text:style-name="Standard">Soit <text:span text:style-name="T2">f</text:span> une fonction définie sur <text:span text:style-name="T2">D</text:span>.</text:p>
      <text:p text:style-name="Standard">Sa représentation graphique notée <text:span text:style-name="T2">C</text:span><text:span text:style-name="T12">f</text:span> est l'ensemble des points <text:span text:style-name="T2">M</text:span>(<text:span text:style-name="T2">x</text:span> ; <text:span text:style-name="T2">y</text:span>) tels que : <text:span text:style-name="T2">x</text:span> <text:span text:style-name="T16">∈</text:span> <text:span text:style-name="T2">D</text:span> et <text:span text:style-name="T2">y</text:span> = <text:span text:style-name="T2">f</text:span> (<text:span text:style-name="T2">x</text:span>)</text:p>
      <text:p text:style-name="Standard"/>
      <text:p text:style-name="Standard">La relation <text:span text:style-name="T2">y</text:span> = <text:span text:style-name="T2">f</text:span> (<text:span text:style-name="T2">x</text:span>) s'appelle « équation de <text:span text:style-name="T2">C</text:span><text:span text:style-name="T12">f</text:span> ».</text:p>
      <text:p text:style-name="Standard"/>
      <text:p text:style-name="P11"><text:span text:style-name="T19">Ex :</text:span> Représenter graphiquement <text:span text:style-name="T2">f</text:span> définie sur <text:span text:style-name="T6">ℝ</text:span> \ {1} par <text:span text:style-name="T1">x</text:span> <draw:g text:anchor-type="as-char" svg:y="-0.303cm" draw:z-index="13"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draw:frame draw:style-name="fr1" draw:name="Objet2" text:anchor-type="as-char" svg:y="-0.931cm" svg:width="1.536cm" svg:height="1.499cm" draw:z-index="1"><draw:object xlink:href="./Object 3" xlink:type="simple" xlink:show="embed" xlink:actuate="onLoad"/><draw:image xlink:href="./ObjectReplacements/Object 3" xlink:type="simple" xlink:show="embed" xlink:actuate="onLoad"/></draw:frame></text:p>
      <text:p text:style-name="Standard"><draw:frame text:anchor-type="paragraph" draw:z-index="4" draw:style-name="gr17" draw:text-style-name="P36" svg:width="7.709cm" svg:height="1.311cm" svg:x="6.373cm" svg:y="0.441cm"><draw:text-box><text:p text:style-name="P35"><text:span text:style-name="T36">Plus la courbe est pentue, plus il faut « rapprocher » les valeurs de </text:span><text:span text:style-name="T35">x</text:span></text:p></draw:text-box></draw:frame></text:p>
      <text:p text:style-name="Standard"/>
      <text:p text:style-name="Standard"><draw:custom-shape text:anchor-type="paragraph" draw:z-index="5" draw:style-name="gr18" draw:text-style-name="P37" svg:width="0.421cm" svg:height="5.725cm" draw:transform="rotate (-1.5707963267949) translate (13.081cm 0.178152777777778cm)"><text:p/><draw:enhanced-geometry svg:viewBox="0 0 21600 21600" draw:glue-points="21600 0 0 10800 21600 21600" draw:text-areas="13800 ?f9 21600 ?f10" draw:type="left-brace" draw:modifiers="1739.65317919075 10837.4566473988"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ableau de valeurs</text:p>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C"/>
        <table:table-column table:style-name="Tableau1.B" table:number-columns-repeated="3"/>
        <table:table-column table:style-name="Tableau1.J"/>
        <table:table-column table:style-name="Tableau1.K"/>
        <table:table-column table:style-name="Tableau1.L"/>
        <table:table-column table:style-name="Tableau1.K"/>
        <table:table-row>
          <table:table-cell table:style-name="Tableau1.A1" office:value-type="string">
            <text:p text:style-name="P1">x</text:p>
          </table:table-cell>
          <table:table-cell table:style-name="Tableau1.A1" office:value-type="string">
            <text:p text:style-name="P2">–3</text:p>
          </table:table-cell>
          <table:table-cell table:style-name="Tableau1.A1" office:value-type="string">
            <text:p text:style-name="P2">–2</text:p>
          </table:table-cell>
          <table:table-cell table:style-name="Tableau1.A1" office:value-type="string">
            <text:p text:style-name="P2">–1</text:p>
          </table:table-cell>
          <table:table-cell table:style-name="Tableau1.E1" office:value-type="float" office:value="0">
            <text:p text:style-name="P15">0</text:p>
          </table:table-cell>
          <table:table-cell table:style-name="Tableau1.E1" office:value-type="float" office:value="0.5">
            <text:p text:style-name="P15">0,5</text:p>
          </table:table-cell>
          <table:table-cell table:style-name="Tableau1.E1" office:value-type="float" office:value="0.7">
            <text:p text:style-name="P15">0,7</text:p>
          </table:table-cell>
          <table:table-cell table:style-name="Tableau1.E1" office:value-type="float" office:value="1.3">
            <text:p text:style-name="P15">1,3</text:p>
          </table:table-cell>
          <table:table-cell table:style-name="Tableau1.E1" office:value-type="float" office:value="1.5">
            <text:p text:style-name="P15">1,5</text:p>
          </table:table-cell>
          <table:table-cell table:style-name="Tableau1.E1" office:value-type="float" office:value="2">
            <text:p text:style-name="P15">2</text:p>
          </table:table-cell>
          <table:table-cell table:style-name="Tableau1.E1" office:value-type="float" office:value="3">
            <text:p text:style-name="P15">3</text:p>
          </table:table-cell>
          <table:table-cell table:style-name="Tableau1.E1" office:value-type="float" office:value="4">
            <text:p text:style-name="P15">4</text:p>
          </table:table-cell>
          <table:table-cell table:style-name="Tableau1.M1" office:value-type="float" office:value="5">
            <text:p text:style-name="P15">5</text:p>
          </table:table-cell>
        </table:table-row>
        <table:table-row>
          <table:table-cell table:style-name="Tableau1.A2" office:value-type="string">
            <text:p text:style-name="P2"><text:span text:style-name="T2">f</text:span> (<text:span text:style-name="T2">x</text:span>)</text:p>
          </table:table-cell>
          <table:table-cell table:style-name="Tableau1.B2">
            <text:p text:style-name="P16"/>
          </table:table-cell>
          <table:table-cell table:style-name="Tableau1.B2">
            <text:p text:style-name="P16"/>
          </table:table-cell>
          <table:table-cell table:style-name="Tableau1.B2">
            <text:p text:style-name="P16"/>
          </table:table-cell>
          <table:table-cell table:style-name="Tableau1.B2">
            <text:p text:style-name="P16"/>
          </table:table-cell>
          <table:table-cell table:style-name="Tableau1.F2" office:value-type="string">
            <text:p text:style-name="P7"/>
          </table:table-cell>
          <table:table-cell table:style-name="Tableau1.G2" office:value-type="string">
            <text:p text:style-name="P7"/>
          </table:table-cell>
          <table:table-cell table:style-name="Tableau1.B2">
            <text:p text:style-name="P16"/>
          </table:table-cell>
          <table:table-cell table:style-name="Tableau1.B2">
            <text:p text:style-name="P16"/>
          </table:table-cell>
          <table:table-cell table:style-name="Tableau1.B2">
            <text:p text:style-name="P16"/>
          </table:table-cell>
          <table:table-cell table:style-name="Tableau1.B2">
            <text:p text:style-name="P16"/>
          </table:table-cell>
          <table:table-cell table:style-name="Tableau1.B2">
            <text:p text:style-name="P16"/>
          </table:table-cell>
          <table:table-cell table:style-name="Tableau1.M2">
            <text:p text:style-name="P16"/>
          </table:table-cell>
        </table:table-row>
      </table:table>
      <text:p text:style-name="Standard"/>
      <text:p text:style-name="Standard">Représentation graphique</text:p>
      <table:table table:name="Tableau2" table:style-name="Tableau2">
        <table:table-column table:style-name="Tableau2.A"/>
        <table:table-column table:style-name="Tableau2.B"/>
        <table:table-row>
          <table:table-cell table:style-name="Tableau2.A1" office:value-type="string">
            <text:p text:style-name="Standard"><draw:g text:anchor-type="as-char" draw:z-index="8" draw:style-name="gr1"><draw:line draw:style-name="gr21" draw:text-style-name="P32" svg:x1="0cm" svg:y1="10.556cm" svg:x2="0cm" svg:y2="0.334cm"><text:p/></draw:line><draw:line draw:style-name="gr21" draw:text-style-name="P32" svg:x1="0.146cm" svg:y1="10.556cm" svg:x2="0.146cm" svg:y2="0.334cm"><text:p/></draw:line><draw:line draw:style-name="gr21" draw:text-style-name="P32" svg:x1="0.292cm" svg:y1="10.556cm" svg:x2="0.292cm" svg:y2="0.334cm"><text:p/></draw:line><draw:line draw:style-name="gr21" draw:text-style-name="P32" svg:x1="0.438cm" svg:y1="10.556cm" svg:x2="0.438cm" svg:y2="0.334cm"><text:p/></draw:line><draw:line draw:style-name="gr21" draw:text-style-name="P32" svg:x1="0.584cm" svg:y1="10.556cm" svg:x2="0.584cm" svg:y2="0.334cm"><text:p/></draw:line><draw:line draw:style-name="gr21" draw:text-style-name="P32" svg:x1="0.729cm" svg:y1="10.556cm" svg:x2="0.729cm" svg:y2="0.334cm"><text:p/></draw:line><draw:line draw:style-name="gr21" draw:text-style-name="P32" svg:x1="0.875cm" svg:y1="10.556cm" svg:x2="0.875cm" svg:y2="0.334cm"><text:p/></draw:line><draw:line draw:style-name="gr21" draw:text-style-name="P32" svg:x1="1.021cm" svg:y1="10.556cm" svg:x2="1.021cm" svg:y2="0.334cm"><text:p/></draw:line><draw:line draw:style-name="gr21" draw:text-style-name="P32" svg:x1="1.167cm" svg:y1="10.556cm" svg:x2="1.167cm" svg:y2="0.334cm"><text:p/></draw:line><draw:line draw:style-name="gr21" draw:text-style-name="P32" svg:x1="1.313cm" svg:y1="10.556cm" svg:x2="1.313cm" svg:y2="0.334cm"><text:p/></draw:line><draw:line draw:style-name="gr21" draw:text-style-name="P32" svg:x1="1.459cm" svg:y1="10.556cm" svg:x2="1.459cm" svg:y2="0.334cm"><text:p/></draw:line><draw:line draw:style-name="gr21" draw:text-style-name="P32" svg:x1="1.605cm" svg:y1="10.556cm" svg:x2="1.605cm" svg:y2="0.334cm"><text:p/></draw:line><draw:line draw:style-name="gr21" draw:text-style-name="P32" svg:x1="1.751cm" svg:y1="10.556cm" svg:x2="1.751cm" svg:y2="0.334cm"><text:p/></draw:line><draw:line draw:style-name="gr21" draw:text-style-name="P32" svg:x1="1.896cm" svg:y1="10.556cm" svg:x2="1.896cm" svg:y2="0.334cm"><text:p/></draw:line><draw:line draw:style-name="gr21" draw:text-style-name="P32" svg:x1="2.042cm" svg:y1="10.556cm" svg:x2="2.042cm" svg:y2="0.334cm"><text:p/></draw:line><draw:line draw:style-name="gr21" draw:text-style-name="P32" svg:x1="2.188cm" svg:y1="10.556cm" svg:x2="2.188cm" svg:y2="0.334cm"><text:p/></draw:line><draw:line draw:style-name="gr21" draw:text-style-name="P32" svg:x1="2.334cm" svg:y1="10.556cm" svg:x2="2.334cm" svg:y2="0.334cm"><text:p/></draw:line><draw:line draw:style-name="gr21" draw:text-style-name="P32" svg:x1="2.48cm" svg:y1="10.556cm" svg:x2="2.48cm" svg:y2="0.334cm"><text:p/></draw:line><draw:line draw:style-name="gr21" draw:text-style-name="P32" svg:x1="2.626cm" svg:y1="10.556cm" svg:x2="2.626cm" svg:y2="0.334cm"><text:p/></draw:line><draw:line draw:style-name="gr21" draw:text-style-name="P32" svg:x1="2.772cm" svg:y1="10.556cm" svg:x2="2.772cm" svg:y2="0.334cm"><text:p/></draw:line><draw:line draw:style-name="gr21" draw:text-style-name="P32" svg:x1="2.918cm" svg:y1="10.556cm" svg:x2="2.918cm" svg:y2="0.334cm"><text:p/></draw:line><draw:line draw:style-name="gr21" draw:text-style-name="P32" svg:x1="3.063cm" svg:y1="10.556cm" svg:x2="3.063cm" svg:y2="0.334cm"><text:p/></draw:line><draw:line draw:style-name="gr21" draw:text-style-name="P32" svg:x1="3.209cm" svg:y1="10.556cm" svg:x2="3.209cm" svg:y2="0.334cm"><text:p/></draw:line><draw:line draw:style-name="gr21" draw:text-style-name="P32" svg:x1="3.355cm" svg:y1="10.556cm" svg:x2="3.355cm" svg:y2="0.334cm"><text:p/></draw:line><draw:line draw:style-name="gr21" draw:text-style-name="P32" svg:x1="3.501cm" svg:y1="10.556cm" svg:x2="3.501cm" svg:y2="0.334cm"><text:p/></draw:line><draw:line draw:style-name="gr21" draw:text-style-name="P32" svg:x1="3.647cm" svg:y1="10.556cm" svg:x2="3.647cm" svg:y2="0.334cm"><text:p/></draw:line><draw:line draw:style-name="gr21" draw:text-style-name="P32" svg:x1="3.793cm" svg:y1="10.556cm" svg:x2="3.793cm" svg:y2="0.334cm"><text:p/></draw:line><draw:line draw:style-name="gr21" draw:text-style-name="P32" svg:x1="3.939cm" svg:y1="10.556cm" svg:x2="3.939cm" svg:y2="0.334cm"><text:p/></draw:line><draw:line draw:style-name="gr21" draw:text-style-name="P32" svg:x1="4.085cm" svg:y1="10.556cm" svg:x2="4.085cm" svg:y2="0.334cm"><text:p/></draw:line><draw:line draw:style-name="gr21" draw:text-style-name="P32" svg:x1="4.23cm" svg:y1="10.556cm" svg:x2="4.23cm" svg:y2="0.334cm"><text:p/></draw:line><draw:line draw:style-name="gr21" draw:text-style-name="P32" svg:x1="4.376cm" svg:y1="10.556cm" svg:x2="4.376cm" svg:y2="0.334cm"><text:p/></draw:line><draw:line draw:style-name="gr21" draw:text-style-name="P32" svg:x1="4.522cm" svg:y1="10.556cm" svg:x2="4.522cm" svg:y2="0.334cm"><text:p/></draw:line><draw:line draw:style-name="gr21" draw:text-style-name="P32" svg:x1="4.668cm" svg:y1="10.556cm" svg:x2="4.668cm" svg:y2="0.334cm"><text:p/></draw:line><draw:line draw:style-name="gr21" draw:text-style-name="P32" svg:x1="4.814cm" svg:y1="10.556cm" svg:x2="4.814cm" svg:y2="0.334cm"><text:p/></draw:line><draw:line draw:style-name="gr21" draw:text-style-name="P32" svg:x1="4.96cm" svg:y1="10.556cm" svg:x2="4.96cm" svg:y2="0.334cm"><text:p/></draw:line><draw:line draw:style-name="gr21" draw:text-style-name="P32" svg:x1="5.252cm" svg:y1="10.556cm" svg:x2="5.252cm" svg:y2="0.334cm"><text:p/></draw:line><draw:line draw:style-name="gr21" draw:text-style-name="P32" svg:x1="5.397cm" svg:y1="10.556cm" svg:x2="5.397cm" svg:y2="0.334cm"><text:p/></draw:line><draw:line draw:style-name="gr21" draw:text-style-name="P32" svg:x1="5.543cm" svg:y1="10.556cm" svg:x2="5.543cm" svg:y2="0.334cm"><text:p/></draw:line><draw:line draw:style-name="gr21" draw:text-style-name="P32" svg:x1="5.689cm" svg:y1="10.556cm" svg:x2="5.689cm" svg:y2="0.334cm"><text:p/></draw:line><draw:line draw:style-name="gr21" draw:text-style-name="P32" svg:x1="5.835cm" svg:y1="10.556cm" svg:x2="5.835cm" svg:y2="0.334cm"><text:p/></draw:line><draw:line draw:style-name="gr21" draw:text-style-name="P32" svg:x1="5.981cm" svg:y1="10.556cm" svg:x2="5.981cm" svg:y2="0.334cm"><text:p/></draw:line><draw:line draw:style-name="gr21" draw:text-style-name="P32" svg:x1="6.127cm" svg:y1="10.556cm" svg:x2="6.127cm" svg:y2="0.334cm"><text:p/></draw:line><draw:line draw:style-name="gr21" draw:text-style-name="P32" svg:x1="6.273cm" svg:y1="10.556cm" svg:x2="6.273cm" svg:y2="0.334cm"><text:p/></draw:line><draw:line draw:style-name="gr21" draw:text-style-name="P32" svg:x1="6.419cm" svg:y1="10.556cm" svg:x2="6.419cm" svg:y2="0.334cm"><text:p/></draw:line><draw:line draw:style-name="gr21" draw:text-style-name="P32" svg:x1="6.564cm" svg:y1="10.556cm" svg:x2="6.564cm" svg:y2="0.334cm"><text:p/></draw:line><draw:line draw:style-name="gr21" draw:text-style-name="P32" svg:x1="6.71cm" svg:y1="10.556cm" svg:x2="6.71cm" svg:y2="0.334cm"><text:p/></draw:line><draw:line draw:style-name="gr21" draw:text-style-name="P32" svg:x1="6.856cm" svg:y1="10.556cm" svg:x2="6.856cm" svg:y2="0.334cm"><text:p/></draw:line><draw:line draw:style-name="gr21" draw:text-style-name="P32" svg:x1="7.002cm" svg:y1="10.556cm" svg:x2="7.002cm" svg:y2="0.334cm"><text:p/></draw:line><draw:line draw:style-name="gr21" draw:text-style-name="P32" svg:x1="7.148cm" svg:y1="10.556cm" svg:x2="7.148cm" svg:y2="0.334cm"><text:p/></draw:line><draw:line draw:style-name="gr21" draw:text-style-name="P32" svg:x1="7.294cm" svg:y1="10.556cm" svg:x2="7.294cm" svg:y2="0.334cm"><text:p/></draw:line><draw:line draw:style-name="gr21" draw:text-style-name="P32" svg:x1="7.44cm" svg:y1="10.556cm" svg:x2="7.44cm" svg:y2="0.334cm"><text:p/></draw:line><draw:line draw:style-name="gr21" draw:text-style-name="P32" svg:x1="7.586cm" svg:y1="10.556cm" svg:x2="7.586cm" svg:y2="0.334cm"><text:p/></draw:line><draw:line draw:style-name="gr21" draw:text-style-name="P32" svg:x1="7.731cm" svg:y1="10.556cm" svg:x2="7.731cm" svg:y2="0.334cm"><text:p/></draw:line><draw:line draw:style-name="gr21" draw:text-style-name="P32" svg:x1="7.877cm" svg:y1="10.556cm" svg:x2="7.877cm" svg:y2="0.334cm"><text:p/></draw:line><draw:line draw:style-name="gr21" draw:text-style-name="P32" svg:x1="8.023cm" svg:y1="10.556cm" svg:x2="8.023cm" svg:y2="0.334cm"><text:p/></draw:line><draw:line draw:style-name="gr21" draw:text-style-name="P32" svg:x1="8.169cm" svg:y1="10.556cm" svg:x2="8.169cm" svg:y2="0.334cm"><text:p/></draw:line><draw:line draw:style-name="gr21" draw:text-style-name="P32" svg:x1="8.315cm" svg:y1="10.556cm" svg:x2="8.315cm" svg:y2="0.334cm"><text:p/></draw:line><draw:line draw:style-name="gr21" draw:text-style-name="P32" svg:x1="8.461cm" svg:y1="10.556cm" svg:x2="8.461cm" svg:y2="0.334cm"><text:p/></draw:line><draw:line draw:style-name="gr21" draw:text-style-name="P32" svg:x1="8.607cm" svg:y1="10.556cm" svg:x2="8.607cm" svg:y2="0.334cm"><text:p/></draw:line><draw:line draw:style-name="gr21" draw:text-style-name="P32" svg:x1="8.753cm" svg:y1="10.556cm" svg:x2="8.753cm" svg:y2="0.334cm"><text:p/></draw:line><draw:line draw:style-name="gr21" draw:text-style-name="P32" svg:x1="8.898cm" svg:y1="10.556cm" svg:x2="8.898cm" svg:y2="0.334cm"><text:p/></draw:line><draw:line draw:style-name="gr21" draw:text-style-name="P32" svg:x1="9.044cm" svg:y1="10.556cm" svg:x2="9.044cm" svg:y2="0.334cm"><text:p/></draw:line><draw:line draw:style-name="gr21" draw:text-style-name="P32" svg:x1="9.19cm" svg:y1="10.556cm" svg:x2="9.19cm" svg:y2="0.334cm"><text:p/></draw:line><draw:line draw:style-name="gr21" draw:text-style-name="P32" svg:x1="9.336cm" svg:y1="10.556cm" svg:x2="9.336cm" svg:y2="0.334cm"><text:p/></draw:line><draw:line draw:style-name="gr21" draw:text-style-name="P32" svg:x1="9.482cm" svg:y1="10.556cm" svg:x2="9.482cm" svg:y2="0.334cm"><text:p/></draw:line><draw:line draw:style-name="gr21" draw:text-style-name="P32" svg:x1="9.628cm" svg:y1="10.556cm" svg:x2="9.628cm" svg:y2="0.334cm"><text:p/></draw:line><draw:line draw:style-name="gr21" draw:text-style-name="P32" svg:x1="9.774cm" svg:y1="10.556cm" svg:x2="9.774cm" svg:y2="0.334cm"><text:p/></draw:line><draw:line draw:style-name="gr21" draw:text-style-name="P32" svg:x1="9.92cm" svg:y1="10.556cm" svg:x2="9.92cm" svg:y2="0.334cm"><text:p/></draw:line><draw:line draw:style-name="gr21" draw:text-style-name="P32" svg:x1="10.065cm" svg:y1="10.556cm" svg:x2="10.065cm" svg:y2="0.334cm"><text:p/></draw:line><draw:line draw:style-name="gr21" draw:text-style-name="P32" svg:x1="10.211cm" svg:y1="10.556cm" svg:x2="10.211cm" svg:y2="0.334cm"><text:p/></draw:line><draw:line draw:style-name="gr21" draw:text-style-name="P32" svg:x1="10.357cm" svg:y1="10.556cm" svg:x2="10.357cm" svg:y2="0.334cm"><text:p/></draw:line><draw:line draw:style-name="gr21" draw:text-style-name="P32" svg:x1="10.503cm" svg:y1="10.556cm" svg:x2="10.503cm" svg:y2="0.334cm"><text:p/></draw:line><draw:line draw:style-name="gr21" draw:text-style-name="P32" svg:x1="10.649cm" svg:y1="10.556cm" svg:x2="10.649cm" svg:y2="0.334cm"><text:p/></draw:line><draw:line draw:style-name="gr21" draw:text-style-name="P32" svg:x1="10.795cm" svg:y1="10.556cm" svg:x2="10.795cm" svg:y2="0.334cm"><text:p/></draw:line><draw:line draw:style-name="gr21" draw:text-style-name="P32" svg:x1="10.941cm" svg:y1="10.556cm" svg:x2="10.941cm" svg:y2="0.334cm"><text:p/></draw:line><draw:line draw:style-name="gr21" draw:text-style-name="P32" svg:x1="11.087cm" svg:y1="10.556cm" svg:x2="11.087cm" svg:y2="0.334cm"><text:p/></draw:line><draw:line draw:style-name="gr21" draw:text-style-name="P32" svg:x1="11.232cm" svg:y1="10.556cm" svg:x2="11.232cm" svg:y2="0.334cm"><text:p/></draw:line><draw:line draw:style-name="gr21" draw:text-style-name="P32" svg:x1="11.378cm" svg:y1="10.556cm" svg:x2="11.378cm" svg:y2="0.334cm"><text:p/></draw:line><draw:line draw:style-name="gr21" draw:text-style-name="P32" svg:x1="11.524cm" svg:y1="10.556cm" svg:x2="11.524cm" svg:y2="0.334cm"><text:p/></draw:line><draw:line draw:style-name="gr21" draw:text-style-name="P32" svg:x1="11.67cm" svg:y1="10.556cm" svg:x2="11.67cm" svg:y2="0.334cm"><text:p/></draw:line><draw:line draw:style-name="gr21" draw:text-style-name="P32" svg:x1="11.816cm" svg:y1="10.556cm" svg:x2="11.816cm" svg:y2="0.334cm"><text:p/></draw:line><draw:line draw:style-name="gr21" draw:text-style-name="P32" svg:x1="11.962cm" svg:y1="10.556cm" svg:x2="11.962cm" svg:y2="0.334cm"><text:p/></draw:line><draw:line draw:style-name="gr21" draw:text-style-name="P32" svg:x1="12.108cm" svg:y1="10.556cm" svg:x2="12.108cm" svg:y2="0.334cm"><text:p/></draw:line><draw:line draw:style-name="gr21" draw:text-style-name="P32" svg:x1="12.254cm" svg:y1="10.556cm" svg:x2="12.254cm" svg:y2="0.334cm"><text:p/></draw:line><draw:line draw:style-name="gr21" draw:text-style-name="P32" svg:x1="12.399cm" svg:y1="10.556cm" svg:x2="12.399cm" svg:y2="0.334cm"><text:p/></draw:line><draw:line draw:style-name="gr21" draw:text-style-name="P32" svg:x1="12.545cm" svg:y1="10.556cm" svg:x2="12.545cm" svg:y2="0.334cm"><text:p/></draw:line><draw:line draw:style-name="gr21" draw:text-style-name="P32" svg:x1="12.691cm" svg:y1="10.556cm" svg:x2="12.691cm" svg:y2="0.334cm"><text:p/></draw:line><draw:line draw:style-name="gr21" draw:text-style-name="P32" svg:x1="12.837cm" svg:y1="10.556cm" svg:x2="12.837cm" svg:y2="0.334cm"><text:p/></draw:line><draw:line draw:style-name="gr21" draw:text-style-name="P32" svg:x1="12.983cm" svg:y1="10.556cm" svg:x2="12.983cm" svg:y2="0.334cm"><text:p/></draw:line><draw:line draw:style-name="gr21" draw:text-style-name="P32" svg:x1="13.129cm" svg:y1="10.556cm" svg:x2="13.129cm" svg:y2="0.334cm"><text:p/></draw:line><draw:line draw:style-name="gr21" draw:text-style-name="P32" svg:x1="0cm" svg:y1="10.557cm" svg:x2="13.129cm" svg:y2="10.557cm"><text:p/></draw:line><draw:line draw:style-name="gr21" draw:text-style-name="P32" svg:x1="0cm" svg:y1="10.41cm" svg:x2="13.129cm" svg:y2="10.41cm"><text:p/></draw:line><draw:line draw:style-name="gr21" draw:text-style-name="P32" svg:x1="0cm" svg:y1="10.263cm" svg:x2="13.129cm" svg:y2="10.263cm"><text:p/></draw:line><draw:line draw:style-name="gr21" draw:text-style-name="P32" svg:x1="0cm" svg:y1="10.116cm" svg:x2="13.129cm" svg:y2="10.116cm"><text:p/></draw:line><draw:line draw:style-name="gr21" draw:text-style-name="P32" svg:x1="0cm" svg:y1="9.971cm" svg:x2="13.129cm" svg:y2="9.971cm"><text:p/></draw:line><draw:line draw:style-name="gr21" draw:text-style-name="P32" svg:x1="0cm" svg:y1="9.828cm" svg:x2="13.129cm" svg:y2="9.828cm"><text:p/></draw:line><draw:line draw:style-name="gr21" draw:text-style-name="P32" svg:x1="0cm" svg:y1="9.678cm" svg:x2="13.129cm" svg:y2="9.678cm"><text:p/></draw:line><draw:line draw:style-name="gr21" draw:text-style-name="P32" svg:x1="0cm" svg:y1="9.531cm" svg:x2="13.129cm" svg:y2="9.531cm"><text:p/></draw:line><draw:line draw:style-name="gr21" draw:text-style-name="P32" svg:x1="0cm" svg:y1="9.387cm" svg:x2="13.129cm" svg:y2="9.387cm"><text:p/></draw:line><draw:line draw:style-name="gr21" draw:text-style-name="P32" svg:x1="0cm" svg:y1="9.239cm" svg:x2="13.129cm" svg:y2="9.239cm"><text:p/></draw:line><draw:line draw:style-name="gr21" draw:text-style-name="P32" svg:x1="0cm" svg:y1="9.096cm" svg:x2="13.129cm" svg:y2="9.096cm"><text:p/></draw:line><draw:line draw:style-name="gr21" draw:text-style-name="P32" svg:x1="0cm" svg:y1="8.947cm" svg:x2="13.129cm" svg:y2="8.947cm"><text:p/></draw:line><draw:line draw:style-name="gr21" draw:text-style-name="P32" svg:x1="0cm" svg:y1="8.805cm" svg:x2="13.129cm" svg:y2="8.805cm"><text:p/></draw:line><draw:line draw:style-name="gr21" draw:text-style-name="P32" svg:x1="0cm" svg:y1="8.658cm" svg:x2="13.129cm" svg:y2="8.658cm"><text:p/></draw:line><draw:line draw:style-name="gr21" draw:text-style-name="P32" svg:x1="0cm" svg:y1="8.514cm" svg:x2="13.129cm" svg:y2="8.514cm"><text:p/></draw:line><draw:line draw:style-name="gr21" draw:text-style-name="P32" svg:x1="0cm" svg:y1="8.365cm" svg:x2="13.129cm" svg:y2="8.365cm"><text:p/></draw:line><draw:line draw:style-name="gr21" draw:text-style-name="P32" svg:x1="0cm" svg:y1="8.217cm" svg:x2="13.129cm" svg:y2="8.217cm"><text:p/></draw:line><draw:line draw:style-name="gr21" draw:text-style-name="P32" svg:x1="0cm" svg:y1="8.073cm" svg:x2="13.129cm" svg:y2="8.073cm"><text:p/></draw:line><draw:line draw:style-name="gr21" draw:text-style-name="P32" svg:x1="0cm" svg:y1="7.93cm" svg:x2="13.129cm" svg:y2="7.93cm"><text:p/></draw:line><draw:line draw:style-name="gr21" draw:text-style-name="P32" svg:x1="0cm" svg:y1="7.782cm" svg:x2="13.129cm" svg:y2="7.782cm"><text:p/></draw:line><draw:line draw:style-name="gr21" draw:text-style-name="P32" svg:x1="0cm" svg:y1="7.636cm" svg:x2="13.129cm" svg:y2="7.636cm"><text:p/></draw:line><draw:line draw:style-name="gr21" draw:text-style-name="P32" svg:x1="0cm" svg:y1="7.489cm" svg:x2="13.129cm" svg:y2="7.489cm"><text:p/></draw:line><draw:line draw:style-name="gr21" draw:text-style-name="P32" svg:x1="0cm" svg:y1="7.341cm" svg:x2="13.129cm" svg:y2="7.341cm"><text:p/></draw:line><draw:line draw:style-name="gr21" draw:text-style-name="P32" svg:x1="0cm" svg:y1="7.198cm" svg:x2="13.129cm" svg:y2="7.198cm"><text:p/></draw:line><draw:line draw:style-name="gr21" draw:text-style-name="P32" svg:x1="0cm" svg:y1="7.05cm" svg:x2="13.129cm" svg:y2="7.05cm"><text:p/></draw:line><draw:line draw:style-name="gr21" draw:text-style-name="P32" svg:x1="0cm" svg:y1="6.76cm" svg:x2="13.129cm" svg:y2="6.76cm"><text:p/></draw:line><draw:line draw:style-name="gr21" draw:text-style-name="P32" svg:x1="0cm" svg:y1="6.611cm" svg:x2="13.129cm" svg:y2="6.611cm"><text:p/></draw:line><draw:line draw:style-name="gr21" draw:text-style-name="P32" svg:x1="0cm" svg:y1="6.466cm" svg:x2="13.129cm" svg:y2="6.466cm"><text:p/></draw:line><draw:line draw:style-name="gr21" draw:text-style-name="P32" svg:x1="0cm" svg:y1="6.319cm" svg:x2="13.129cm" svg:y2="6.319cm"><text:p/></draw:line><draw:line draw:style-name="gr21" draw:text-style-name="P32" svg:x1="0cm" svg:y1="6.175cm" svg:x2="13.129cm" svg:y2="6.175cm"><text:p/></draw:line><draw:line draw:style-name="gr21" draw:text-style-name="P32" svg:x1="0cm" svg:y1="6.034cm" svg:x2="13.129cm" svg:y2="6.034cm"><text:p/></draw:line><draw:line draw:style-name="gr21" draw:text-style-name="P32" svg:x1="0cm" svg:y1="5.884cm" svg:x2="13.129cm" svg:y2="5.884cm"><text:p/></draw:line><draw:line draw:style-name="gr21" draw:text-style-name="P32" svg:x1="0cm" svg:y1="5.737cm" svg:x2="13.129cm" svg:y2="5.737cm"><text:p/></draw:line><draw:line draw:style-name="gr21" draw:text-style-name="P32" svg:x1="0cm" svg:y1="5.593cm" svg:x2="13.129cm" svg:y2="5.593cm"><text:p/></draw:line><draw:line draw:style-name="gr21" draw:text-style-name="P32" svg:x1="0cm" svg:y1="5.443cm" svg:x2="13.129cm" svg:y2="5.443cm"><text:p/></draw:line><draw:line draw:style-name="gr21" draw:text-style-name="P32" svg:x1="0cm" svg:y1="5.3cm" svg:x2="13.129cm" svg:y2="5.3cm"><text:p/></draw:line><draw:line draw:style-name="gr21" draw:text-style-name="P32" svg:x1="0cm" svg:y1="5.152cm" svg:x2="13.129cm" svg:y2="5.152cm"><text:p/></draw:line><draw:line draw:style-name="gr21" draw:text-style-name="P32" svg:x1="0cm" svg:y1="5.006cm" svg:x2="13.129cm" svg:y2="5.006cm"><text:p/></draw:line><draw:line draw:style-name="gr21" draw:text-style-name="P32" svg:x1="0cm" svg:y1="4.861cm" svg:x2="13.129cm" svg:y2="4.861cm"><text:p/></draw:line><draw:line draw:style-name="gr21" draw:text-style-name="P32" svg:x1="0cm" svg:y1="4.712cm" svg:x2="13.129cm" svg:y2="4.712cm"><text:p/></draw:line><draw:line draw:style-name="gr21" draw:text-style-name="P32" svg:x1="0cm" svg:y1="4.568cm" svg:x2="13.129cm" svg:y2="4.568cm"><text:p/></draw:line><draw:line draw:style-name="gr21" draw:text-style-name="P32" svg:x1="0cm" svg:y1="4.42cm" svg:x2="13.129cm" svg:y2="4.42cm"><text:p/></draw:line><draw:line draw:style-name="gr21" draw:text-style-name="P32" svg:x1="0cm" svg:y1="4.274cm" svg:x2="13.129cm" svg:y2="4.274cm"><text:p/></draw:line><draw:line draw:style-name="gr21" draw:text-style-name="P32" svg:x1="0cm" svg:y1="4.136cm" svg:x2="13.129cm" svg:y2="4.136cm"><text:p/></draw:line><draw:line draw:style-name="gr21" draw:text-style-name="P32" svg:x1="0cm" svg:y1="3.982cm" svg:x2="13.129cm" svg:y2="3.982cm"><text:p/></draw:line><draw:line draw:style-name="gr21" draw:text-style-name="P32" svg:x1="0cm" svg:y1="3.839cm" svg:x2="13.129cm" svg:y2="3.839cm"><text:p/></draw:line><draw:line draw:style-name="gr21" draw:text-style-name="P32" svg:x1="0cm" svg:y1="3.69cm" svg:x2="13.129cm" svg:y2="3.69cm"><text:p/></draw:line><draw:line draw:style-name="gr21" draw:text-style-name="P32" svg:x1="0cm" svg:y1="3.545cm" svg:x2="13.129cm" svg:y2="3.545cm"><text:p/></draw:line><draw:line draw:style-name="gr21" draw:text-style-name="P32" svg:x1="0cm" svg:y1="3.404cm" svg:x2="13.129cm" svg:y2="3.404cm"><text:p/></draw:line><draw:line draw:style-name="gr21" draw:text-style-name="P32" svg:x1="0cm" svg:y1="3.254cm" svg:x2="13.129cm" svg:y2="3.254cm"><text:p/></draw:line><draw:line draw:style-name="gr21" draw:text-style-name="P32" svg:x1="0cm" svg:y1="3.107cm" svg:x2="13.129cm" svg:y2="3.107cm"><text:p/></draw:line><draw:line draw:style-name="gr21" draw:text-style-name="P32" svg:x1="0cm" svg:y1="2.963cm" svg:x2="13.129cm" svg:y2="2.963cm"><text:p/></draw:line><draw:line draw:style-name="gr21" draw:text-style-name="P32" svg:x1="0cm" svg:y1="2.814cm" svg:x2="13.129cm" svg:y2="2.814cm"><text:p/></draw:line><draw:line draw:style-name="gr21" draw:text-style-name="P32" svg:x1="0cm" svg:y1="2.672cm" svg:x2="13.129cm" svg:y2="2.672cm"><text:p/></draw:line><draw:line draw:style-name="gr21" draw:text-style-name="P32" svg:x1="0cm" svg:y1="2.522cm" svg:x2="13.129cm" svg:y2="2.522cm"><text:p/></draw:line><draw:line draw:style-name="gr21" draw:text-style-name="P32" svg:x1="0cm" svg:y1="2.379cm" svg:x2="13.129cm" svg:y2="2.379cm"><text:p/></draw:line><draw:line draw:style-name="gr21" draw:text-style-name="P32" svg:x1="0cm" svg:y1="2.233cm" svg:x2="13.129cm" svg:y2="2.233cm"><text:p/></draw:line><draw:line draw:style-name="gr21" draw:text-style-name="P32" svg:x1="0cm" svg:y1="2.084cm" svg:x2="13.129cm" svg:y2="2.084cm"><text:p/></draw:line><draw:line draw:style-name="gr21" draw:text-style-name="P32" svg:x1="0cm" svg:y1="1.941cm" svg:x2="13.129cm" svg:y2="1.941cm"><text:p/></draw:line><draw:line draw:style-name="gr21" draw:text-style-name="P32" svg:x1="0cm" svg:y1="1.792cm" svg:x2="13.129cm" svg:y2="1.792cm"><text:p/></draw:line><draw:line draw:style-name="gr21" draw:text-style-name="P32" svg:x1="0cm" svg:y1="1.647cm" svg:x2="13.129cm" svg:y2="1.647cm"><text:p/></draw:line><draw:line draw:style-name="gr21" draw:text-style-name="P32" svg:x1="0cm" svg:y1="1.502cm" svg:x2="13.129cm" svg:y2="1.502cm"><text:p/></draw:line><draw:line draw:style-name="gr21" draw:text-style-name="P32" svg:x1="0cm" svg:y1="1.353cm" svg:x2="13.129cm" svg:y2="1.353cm"><text:p/></draw:line><draw:line draw:style-name="gr21" draw:text-style-name="P32" svg:x1="0cm" svg:y1="1.209cm" svg:x2="13.129cm" svg:y2="1.209cm"><text:p/></draw:line><draw:line draw:style-name="gr21" draw:text-style-name="P32" svg:x1="0cm" svg:y1="1.065cm" svg:x2="13.129cm" svg:y2="1.065cm"><text:p/></draw:line><draw:line draw:style-name="gr21" draw:text-style-name="P32" svg:x1="0cm" svg:y1="0.915cm" svg:x2="13.129cm" svg:y2="0.915cm"><text:p/></draw:line><draw:line draw:style-name="gr21" draw:text-style-name="P32" svg:x1="0cm" svg:y1="0.774cm" svg:x2="13.129cm" svg:y2="0.774cm"><text:p/></draw:line><draw:line draw:style-name="gr21" draw:text-style-name="P32" svg:x1="0cm" svg:y1="0.624cm" svg:x2="13.129cm" svg:y2="0.624cm"><text:p/></draw:line><draw:line draw:style-name="gr21" draw:text-style-name="P32" svg:x1="0cm" svg:y1="0.477cm" svg:x2="13.129cm" svg:y2="0.477cm"><text:p/></draw:line><draw:line draw:style-name="gr21" draw:text-style-name="P32" svg:x1="0cm" svg:y1="0.334cm" svg:x2="13.129cm" svg:y2="0.334cm"><text:p/></draw:line><draw:line draw:style-name="gr22" draw:text-style-name="P32" svg:x1="0cm" svg:y1="10.557cm" svg:x2="13.129cm" svg:y2="10.557cm"><text:p/></draw:line><draw:line draw:style-name="gr22" draw:text-style-name="P32" svg:x1="0cm" svg:y1="9.828cm" svg:x2="13.129cm" svg:y2="9.828cm"><text:p/></draw:line><draw:line draw:style-name="gr22" draw:text-style-name="P32" svg:x1="0cm" svg:y1="9.096cm" svg:x2="13.129cm" svg:y2="9.096cm"><text:p/></draw:line><draw:line draw:style-name="gr22" draw:text-style-name="P32" svg:x1="0cm" svg:y1="8.365cm" svg:x2="13.129cm" svg:y2="8.365cm"><text:p/></draw:line><draw:line draw:style-name="gr22" draw:text-style-name="P32" svg:x1="0cm" svg:y1="7.636cm" svg:x2="13.129cm" svg:y2="7.636cm"><text:p/></draw:line><draw:line draw:style-name="gr22" draw:text-style-name="P32" svg:x1="0cm" svg:y1="6.175cm" svg:x2="13.129cm" svg:y2="6.175cm"><text:p/></draw:line><draw:line draw:style-name="gr22" draw:text-style-name="P32" svg:x1="0cm" svg:y1="5.443cm" svg:x2="13.129cm" svg:y2="5.443cm"><text:p/></draw:line><draw:line draw:style-name="gr22" draw:text-style-name="P32" svg:x1="0cm" svg:y1="4.712cm" svg:x2="13.129cm" svg:y2="4.712cm"><text:p/></draw:line><draw:line draw:style-name="gr22" draw:text-style-name="P32" svg:x1="0cm" svg:y1="3.982cm" svg:x2="13.129cm" svg:y2="3.982cm"><text:p/></draw:line><draw:line draw:style-name="gr22" draw:text-style-name="P32" svg:x1="0cm" svg:y1="3.254cm" svg:x2="13.129cm" svg:y2="3.254cm"><text:p/></draw:line><draw:line draw:style-name="gr22" draw:text-style-name="P32" svg:x1="0cm" svg:y1="2.522cm" svg:x2="13.129cm" svg:y2="2.522cm"><text:p/></draw:line><draw:line draw:style-name="gr22" draw:text-style-name="P32" svg:x1="0cm" svg:y1="1.792cm" svg:x2="13.129cm" svg:y2="1.792cm"><text:p/></draw:line><draw:line draw:style-name="gr22" draw:text-style-name="P32" svg:x1="0cm" svg:y1="1.065cm" svg:x2="13.129cm" svg:y2="1.065cm"><text:p/></draw:line><draw:line draw:style-name="gr22" draw:text-style-name="P32" svg:x1="0cm" svg:y1="0.334cm" svg:x2="13.129cm" svg:y2="0.334cm"><text:p/></draw:line><draw:line draw:style-name="gr22" draw:text-style-name="P32" svg:x1="0cm" svg:y1="10.556cm" svg:x2="0cm" svg:y2="0.334cm"><text:p/></draw:line><draw:line draw:style-name="gr22" draw:text-style-name="P32" svg:x1="0.729cm" svg:y1="10.556cm" svg:x2="0.729cm" svg:y2="0.334cm"><text:p/></draw:line><draw:line draw:style-name="gr22" draw:text-style-name="P32" svg:x1="1.459cm" svg:y1="10.556cm" svg:x2="1.459cm" svg:y2="0.334cm"><text:p/></draw:line><draw:line draw:style-name="gr22" draw:text-style-name="P32" svg:x1="2.188cm" svg:y1="10.556cm" svg:x2="2.188cm" svg:y2="0.334cm"><text:p/></draw:line><draw:line draw:style-name="gr22" draw:text-style-name="P32" svg:x1="2.918cm" svg:y1="10.556cm" svg:x2="2.918cm" svg:y2="0.334cm"><text:p/></draw:line><draw:line draw:style-name="gr22" draw:text-style-name="P32" svg:x1="3.647cm" svg:y1="10.556cm" svg:x2="3.647cm" svg:y2="0.334cm"><text:p/></draw:line><draw:line draw:style-name="gr22" draw:text-style-name="P32" svg:x1="4.376cm" svg:y1="10.556cm" svg:x2="4.376cm" svg:y2="0.334cm"><text:p/></draw:line><draw:line draw:style-name="gr22" draw:text-style-name="P32" svg:x1="5.835cm" svg:y1="10.556cm" svg:x2="5.835cm" svg:y2="0.334cm"><text:p/></draw:line><draw:line draw:style-name="gr22" draw:text-style-name="P32" svg:x1="6.564cm" svg:y1="10.556cm" svg:x2="6.564cm" svg:y2="0.334cm"><text:p/></draw:line><draw:line draw:style-name="gr22" draw:text-style-name="P32" svg:x1="7.294cm" svg:y1="10.556cm" svg:x2="7.294cm" svg:y2="0.334cm"><text:p/></draw:line><draw:line draw:style-name="gr22" draw:text-style-name="P32" svg:x1="8.023cm" svg:y1="10.556cm" svg:x2="8.023cm" svg:y2="0.334cm"><text:p/></draw:line><draw:line draw:style-name="gr22" draw:text-style-name="P32" svg:x1="8.753cm" svg:y1="10.556cm" svg:x2="8.753cm" svg:y2="0.334cm"><text:p/></draw:line><draw:line draw:style-name="gr22" draw:text-style-name="P32" svg:x1="9.482cm" svg:y1="10.556cm" svg:x2="9.482cm" svg:y2="0.334cm"><text:p/></draw:line><draw:line draw:style-name="gr22" draw:text-style-name="P32" svg:x1="10.211cm" svg:y1="10.556cm" svg:x2="10.211cm" svg:y2="0.334cm"><text:p/></draw:line><draw:line draw:style-name="gr22" draw:text-style-name="P32" svg:x1="10.941cm" svg:y1="10.556cm" svg:x2="10.941cm" svg:y2="0.334cm"><text:p/></draw:line><draw:line draw:style-name="gr22" draw:text-style-name="P32" svg:x1="11.67cm" svg:y1="10.556cm" svg:x2="11.67cm" svg:y2="0.334cm"><text:p/></draw:line><draw:line draw:style-name="gr22" draw:text-style-name="P32" svg:x1="12.399cm" svg:y1="10.556cm" svg:x2="12.399cm" svg:y2="0.334cm"><text:p/></draw:line><draw:line draw:style-name="gr22" draw:text-style-name="P32" svg:x1="13.129cm" svg:y1="10.556cm" svg:x2="13.129cm" svg:y2="0.334cm"><text:p/></draw:line><draw:line draw:style-name="gr23" draw:text-style-name="P32" svg:x1="0.729cm" svg:y1="10.556cm" svg:x2="0.729cm" svg:y2="0.334cm"><text:p/></draw:line><draw:line draw:style-name="gr23" draw:text-style-name="P32" svg:x1="2.188cm" svg:y1="10.556cm" svg:x2="2.188cm" svg:y2="0.334cm"><text:p/></draw:line><draw:line draw:style-name="gr23" draw:text-style-name="P32" svg:x1="3.647cm" svg:y1="10.556cm" svg:x2="3.647cm" svg:y2="0.334cm"><text:p/></draw:line><draw:line draw:style-name="gr23" draw:text-style-name="P32" svg:x1="6.564cm" svg:y1="10.556cm" svg:x2="6.564cm" svg:y2="0.334cm"><text:p/></draw:line><draw:line draw:style-name="gr23" draw:text-style-name="P32" svg:x1="8.023cm" svg:y1="10.556cm" svg:x2="8.023cm" svg:y2="0.334cm"><text:p/></draw:line><draw:line draw:style-name="gr23" draw:text-style-name="P32" svg:x1="9.482cm" svg:y1="10.556cm" svg:x2="9.482cm" svg:y2="0.334cm"><text:p/></draw:line><draw:line draw:style-name="gr23" draw:text-style-name="P32" svg:x1="10.941cm" svg:y1="10.556cm" svg:x2="10.941cm" svg:y2="0.334cm"><text:p/></draw:line><draw:line draw:style-name="gr23" draw:text-style-name="P32" svg:x1="12.399cm" svg:y1="10.556cm" svg:x2="12.399cm" svg:y2="0.334cm"><text:p/></draw:line><draw:line draw:style-name="gr23" draw:text-style-name="P32" svg:x1="0cm" svg:y1="9.828cm" svg:x2="13.129cm" svg:y2="9.828cm"><text:p/></draw:line><draw:line draw:style-name="gr23" draw:text-style-name="P32" svg:x1="0cm" svg:y1="8.365cm" svg:x2="13.129cm" svg:y2="8.365cm"><text:p/></draw:line><draw:line draw:style-name="gr23" draw:text-style-name="P32" svg:x1="0cm" svg:y1="5.443cm" svg:x2="13.129cm" svg:y2="5.443cm"><text:p/></draw:line><draw:line draw:style-name="gr23" draw:text-style-name="P32" svg:x1="0cm" svg:y1="3.982cm" svg:x2="13.129cm" svg:y2="3.982cm"><text:p/></draw:line><draw:line draw:style-name="gr23" draw:text-style-name="P32" svg:x1="0cm" svg:y1="2.522cm" svg:x2="13.129cm" svg:y2="2.522cm"><text:p/></draw:line><draw:line draw:style-name="gr23" draw:text-style-name="P32" svg:x1="0cm" svg:y1="1.065cm" svg:x2="13.129cm" svg:y2="1.065cm"><text:p/></draw:line><draw:g draw:style-name="gr12"><draw:frame draw:style-name="gr24" draw:text-style-name="P31" svg:width="1.047cm" svg:height="0.865cm" svg:x="0.33cm" svg:y="6.809cm"><draw:text-box><text:p text:style-name="P30"><text:span text:style-name="T33">-3</text:span></text:p></draw:text-box></draw:frame><draw:frame draw:style-name="gr25" draw:text-style-name="P31" svg:width="1.049cm" svg:height="0.865cm" svg:x="1.783cm" svg:y="6.809cm"><draw:text-box><text:p text:style-name="P30"><text:span text:style-name="T33">-2</text:span></text:p></draw:text-box></draw:frame><draw:frame draw:style-name="gr25" draw:text-style-name="P31" svg:width="1.049cm" svg:height="0.865cm" svg:x="3.244cm" svg:y="6.809cm"><draw:text-box><text:p text:style-name="P30"><text:span text:style-name="T33">-1</text:span></text:p></draw:text-box></draw:frame><draw:frame draw:style-name="gr26" draw:text-style-name="P31" svg:width="0.893cm" svg:height="0.865cm" svg:x="6.239cm" svg:y="6.809cm"><draw:text-box><text:p text:style-name="P30"><text:span text:style-name="T33">1</text:span></text:p></draw:text-box></draw:frame><draw:frame draw:style-name="gr27" draw:text-style-name="P31" svg:width="0.892cm" svg:height="0.865cm" svg:x="7.705cm" svg:y="6.809cm"><draw:text-box><text:p text:style-name="P30"><text:span text:style-name="T33">2</text:span></text:p></draw:text-box></draw:frame><draw:frame draw:style-name="gr26" draw:text-style-name="P31" svg:width="0.893cm" svg:height="0.865cm" svg:x="9.16cm" svg:y="6.809cm"><draw:text-box><text:p text:style-name="P30"><text:span text:style-name="T33">3</text:span></text:p></draw:text-box></draw:frame><draw:frame draw:style-name="gr26" draw:text-style-name="P31" svg:width="0.893cm" svg:height="0.865cm" svg:x="10.619cm" svg:y="6.809cm"><draw:text-box><text:p text:style-name="P30"><text:span text:style-name="T33">4</text:span></text:p></draw:text-box></draw:frame><draw:frame draw:style-name="gr26" draw:text-style-name="P31" svg:width="0.893cm" svg:height="0.865cm" svg:x="12.076cm" svg:y="6.809cm"><draw:text-box><text:p text:style-name="P30"><text:span text:style-name="T33">5</text:span></text:p></draw:text-box></draw:frame><draw:frame draw:style-name="gr26" draw:text-style-name="P31" svg:width="0.893cm" svg:height="0.865cm" svg:x="4.588cm" svg:y="6.809cm"><draw:text-box><text:p text:style-name="P30"><text:span text:style-name="T33">0</text:span></text:p></draw:text-box></draw:frame></draw:g><draw:g draw:style-name="gr12"><draw:frame draw:style-name="gr24" draw:text-style-name="P31" svg:width="1.047cm" svg:height="0.865cm" svg:x="4.411cm" svg:y="9.423cm"><draw:text-box><text:p text:style-name="P30"><text:span text:style-name="T33">-4</text:span></text:p></draw:text-box></draw:frame><draw:frame draw:style-name="gr28" draw:text-style-name="P31" svg:width="1.047cm" svg:height="0.863cm" svg:x="4.411cm" svg:y="7.962cm"><draw:text-box><text:p text:style-name="P30"><text:span text:style-name="T38">-</text:span><text:span text:style-name="T33">2</text:span></text:p></draw:text-box></draw:frame><draw:frame draw:style-name="gr29" draw:text-style-name="P31" svg:width="0.892cm" svg:height="0.863cm" svg:x="4.598cm" svg:y="5.039cm"><draw:text-box><text:p text:style-name="P30"><text:span text:style-name="T33">2</text:span></text:p></draw:text-box></draw:frame><draw:frame draw:style-name="gr29" draw:text-style-name="P31" svg:width="0.892cm" svg:height="0.863cm" svg:x="4.598cm" svg:y="3.577cm"><draw:text-box><text:p text:style-name="P30"><text:span text:style-name="T33">4</text:span></text:p></draw:text-box></draw:frame><draw:frame draw:style-name="gr29" draw:text-style-name="P31" svg:width="0.892cm" svg:height="0.863cm" svg:x="4.598cm" svg:y="2.117cm"><draw:text-box><text:p text:style-name="P30"><text:span text:style-name="T33">6</text:span></text:p></draw:text-box></draw:frame><draw:frame draw:style-name="gr27" draw:text-style-name="P31" svg:width="0.892cm" svg:height="0.865cm" svg:x="4.598cm" svg:y="0.656cm"><draw:text-box><text:p text:style-name="P30"><text:span text:style-name="T33">8</text:span></text:p></draw:text-box></draw:frame></draw:g><draw:line draw:style-name="gr30" draw:text-style-name="P32" svg:x1="0cm" svg:y1="6.904cm" svg:x2="13.129cm" svg:y2="6.904cm"><text:p/></draw:line><draw:frame draw:style-name="gr31" draw:text-style-name="P33" svg:width="0.724cm" svg:height="0.863cm" svg:x="12.993cm" svg:y="6.763cm"><draw:text-box><text:p text:style-name="P30"><text:span text:style-name="T34">x</text:span></text:p></draw:text-box></draw:frame><draw:line draw:style-name="gr30" draw:text-style-name="P32" svg:x1="5.106cm" svg:y1="10.556cm" svg:x2="5.106cm" svg:y2="0.334cm"><text:p/></draw:line><draw:frame draw:style-name="gr32" draw:text-style-name="P33" svg:width="0.458cm" svg:height="0.572cm" svg:x="4.831cm" svg:y="0cm"><draw:text-box><text:p text:style-name="P30"><text:span text:style-name="T34">y</text:span></text:p></draw:text-box></draw:frame><draw:path draw:style-name="gr14" draw:text-style-name="P32" svg:width="6.121cm" svg:height="4.757cm" svg:x="0cm" svg:y="5.768cm" svg:viewBox="0 0 6122 4758" svg:d="M0 0l131 7 132 6 131 7 131 9 131 8 132 8 131 8 131 10 132 9 131 10 131 10 131 10 132 12 131 13 131 12 132 14 131 15 131 15 131 16 132 17 131 19 131 21 132 21 131 22 131 25 131 28 132 29 131 32 131 35 132 40 131 42 131 47 131 54 132 58 131 69 131 77 132 89 131 104 117 108 131 145 131 176 131 219 132 282 131 373 131 520c0 0-16-25 73 433 57 469 19 79 78 649 55 591 78 825 78 825"><text:p/></draw:path><draw:polyline draw:style-name="gr14" draw:text-style-name="P32" svg:width="6.038cm" svg:height="4.78cm" svg:x="6.982cm" svg:y="0.334cm" svg:viewBox="0 0 6039 4781" draw:points="0,0 131,1224 263,1976 394,2484 525,2849 656,3127 788,3343 919,3517 1050,3660 1182,3778 1313,3880 1444,3966 1575,4042 1707,4108 1838,4166 1969,4219 2101,4266 2232,4307 2363,4345 2494,4380 2626,4412 2757,4439 2888,4467 3020,4492 3151,4514 3282,4536 3413,4555 3545,4574 3676,4591 3807,4607 3939,4622 4070,4637 4201,4650 4332,4663 4464,4675 4595,4686 4726,4696 4858,4707 4989,4717 5120,4727 5252,4736 5383,4743 5514,4752 5645,4759 5777,4767 5908,4774 6039,4781"><text:p/></draw:polyline><draw:frame draw:style-name="gr33" draw:text-style-name="P39" svg:width="1.281cm" svg:height="0.983cm" svg:x="8.121cm" svg:y="2.932cm"><draw:text-box><text:p text:style-name="P30"><text:span text:style-name="T39">C</text:span><text:span text:style-name="T40">f</text:span></text:p></draw:text-box></draw:frame><draw:line draw:style-name="gr34" draw:text-style-name="P40" svg:x1="0.725cm" svg:y1="6.824cm" svg:x2="0.725cm" svg:y2="6.993cm"><text:p/></draw:line><draw:line draw:style-name="gr34" draw:text-style-name="P40" svg:x1="2.19cm" svg:y1="6.824cm" svg:x2="2.19cm" svg:y2="6.993cm"><text:p/></draw:line><draw:line draw:style-name="gr34" draw:text-style-name="P40" svg:x1="3.646cm" svg:y1="6.824cm" svg:x2="3.646cm" svg:y2="6.993cm"><text:p/></draw:line><draw:line draw:style-name="gr34" draw:text-style-name="P40" svg:x1="6.562cm" svg:y1="6.824cm" svg:x2="6.562cm" svg:y2="6.993cm"><text:p/></draw:line><draw:line draw:style-name="gr34" draw:text-style-name="P40" svg:x1="8.019cm" svg:y1="6.824cm" svg:x2="8.019cm" svg:y2="6.993cm"><text:p/></draw:line><draw:line draw:style-name="gr34" draw:text-style-name="P40" svg:x1="9.479cm" svg:y1="6.824cm" svg:x2="9.479cm" svg:y2="6.993cm"><text:p/></draw:line><draw:line draw:style-name="gr34" draw:text-style-name="P40" svg:x1="10.94cm" svg:y1="6.824cm" svg:x2="10.94cm" svg:y2="6.993cm"><text:p/></draw:line><draw:line draw:style-name="gr34" draw:text-style-name="P40" svg:x1="12.4cm" svg:y1="6.824cm" svg:x2="12.4cm" svg:y2="6.993cm"><text:p/></draw:line><draw:line draw:style-name="gr35" draw:text-style-name="P40" svg:x1="5.038cm" svg:y1="1.065cm" svg:x2="5.179cm" svg:y2="1.065cm"><text:p/></draw:line><draw:line draw:style-name="gr35" draw:text-style-name="P40" svg:x1="5.038cm" svg:y1="2.525cm" svg:x2="5.179cm" svg:y2="2.525cm"><text:p/></draw:line><draw:line draw:style-name="gr35" draw:text-style-name="P40" svg:x1="5.038cm" svg:y1="3.986cm" svg:x2="5.179cm" svg:y2="3.986cm"><text:p/></draw:line><draw:line draw:style-name="gr35" draw:text-style-name="P40" svg:x1="5.038cm" svg:y1="5.44cm" svg:x2="5.179cm" svg:y2="5.44cm"><text:p/></draw:line><draw:line draw:style-name="gr35" draw:text-style-name="P40" svg:x1="5.038cm" svg:y1="8.365cm" svg:x2="5.179cm" svg:y2="8.365cm"><text:p/></draw:line><draw:line draw:style-name="gr35" draw:text-style-name="P40" svg:x1="5.038cm" svg:y1="9.83cm" svg:x2="5.179cm" svg:y2="9.83cm"><text:p/></draw:line></draw:g></text:p>
          </table:table-cell>
          <table:table-cell table:style-name="Tableau2.A1" office:value-type="string">
            <text:p text:style-name="P20">Ne pas oublier de :</text:p>
            <text:list xml:id="list468331459" text:style-name="tfPuce">
              <text:list-item>
                <text:p text:style-name="P27">nommer, graduer et orienter les axes</text:p>
              </text:list-item>
              <text:list-item>
                <text:p text:style-name="P22">nommer la courbe<text:line-break/>(soit <text:span text:style-name="T2">C</text:span><text:span text:style-name="T12">f</text:span><text:span text:style-name="T13">,<text:line-break/>soit </text:span><text:span text:style-name="T1">y </text:span>= <text:span text:style-name="T2">f</text:span> (<text:span text:style-name="T2">x</text:span>),<text:line-break/>soit <text:span text:style-name="T1">y</text:span><text:span text:style-name="T22"> = </text:span><text:span text:style-name="T22"><draw:frame draw:style-name="fr2" draw:name="Objet17" text:anchor-type="as-char" svg:y="-0.931cm" svg:width="1.536cm" svg:height="1.499cm" draw:z-index="24"><draw:object xlink:href="./Object 20" xlink:type="simple" xlink:show="embed" xlink:actuate="onLoad"/><draw:image xlink:href="./ObjectReplacements/Object 20" xlink:type="simple" xlink:show="embed" xlink:actuate="onLoad"/></draw:frame></text:span><text:span text:style-name="T22">)</text:span></text:p>
              </text:list-item>
            </text:list>
          </table:table-cell>
        </table:table-row>
      </table:table>
      <text:p text:style-name="Standard"><draw:frame text:anchor-type="paragraph" draw:z-index="6" draw:style-name="gr19" draw:text-style-name="P38" svg:width="5.624cm" svg:height="2.924cm" svg:x="13.376cm" svg:y="1.552cm"><draw:text-box><text:p><text:span text:style-name="T20">p234: 74</text:span></text:p><text:p><text:span text:style-name="T20">p236: 88, 95</text:span></text:p><text:p><text:span text:style-name="T20"/></text:p><text:p><text:span text:style-name="T20">p115: 65, 66, 68, 69</text:span></text:p></draw:text-box></draw:frame></text:p>
      <text:p text:style-name="P4"/>
      <text:list xml:id="list140154675033154" text:continue-list="list140154959423833" text:style-name="tfNum_20_1_29_">
        <text:list-item>
          <text:p text:style-name="P29">Images – Antécédents</text:p>
        </text:list-item>
      </text:list>
      <text:p text:style-name="Standard">Soit <text:span text:style-name="T2">f</text:span> une fonction définie sur <text:span text:style-name="T2">D</text:span>, <text:span text:style-name="T2">a</text:span> un réel de <text:span text:style-name="T2">D</text:span> et <text:span text:style-name="T2">b</text:span> le réel tel que <text:span text:style-name="T2">b</text:span>=<text:span text:style-name="T2">f</text:span>(<text:span text:style-name="T2">a</text:span>).</text:p>
      <text:p text:style-name="Standard">Alors, <text:span text:style-name="T2">b</text:span> est appelé « image de <text:span text:style-name="T2">a</text:span> par <text:span text:style-name="T2">f</text:span> »</text:p>
      <text:p text:style-name="Standard">et <text:span text:style-name="T2">a</text:span> est appelé « antécédent de <text:span text:style-name="T2">b</text:span> par <text:span text:style-name="T2">f</text:span> »</text:p>
      <text:p text:style-name="Standard"/>
      <text:p text:style-name="P11"><text:span text:style-name="T19">Ex :</text:span> Soit <text:span text:style-name="T2">f</text:span> la fonction définie sur <text:span text:style-name="T6">ℝ</text:span> par <text:span text:style-name="T1">x</text:span> <draw:g text:anchor-type="as-char" svg:y="-0.303cm" draw:z-index="14"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text:span text:style-name="T2">x</text:span><text:span text:style-name="T14">2</text:span></text:p>
      <text:list xml:id="list140155203430252" text:continue-list="list468331459" text:style-name="tfPuce">
        <text:list-item>
          <text:p text:style-name="P21">Quelle est l'image de 2 ?</text:p>
        </text:list-item>
      </text:list>
      <text:p text:style-name="P18"><draw:frame draw:style-name="fr1" draw:name="Objet3" text:anchor-type="as-char" svg:y="-0.58cm" svg:width="2.104cm" svg:height="0.762cm" draw:z-index="3"><draw:object xlink:href="./Object 2" xlink:type="simple" xlink:show="embed" xlink:actuate="onLoad"/><draw:image xlink:href="./ObjectReplacements/Object 2" xlink:type="simple" xlink:show="embed" xlink:actuate="onLoad"/></draw:frame></text:p>
      <text:list xml:id="list140155708910951" text:continue-numbering="true" text:style-name="tfPuce">
        <text:list-item>
          <text:p text:style-name="P25">Quels sont les antécédents de 9 ?</text:p>
        </text:list-item>
      </text:list>
      <text:p text:style-name="P17">Résolvons l'équation </text:p>
      <text:p text:style-name="P17"/>
      <text:p text:style-name="P17"/>
      <text:p text:style-name="P17"/>
      <text:p text:style-name="P19"/>
      <text:list xml:id="list140155657762390" text:continue-numbering="true" text:style-name="tfPuce">
        <text:list-item>
          <text:p text:style-name="P25">Quels sont les antécédents de –3 ?</text:p>
        </text:list-item>
      </text:list>
      <text:p text:style-name="P17">Résolvons l'équation </text:p>
      <text:p text:style-name="P19"/>
      <text:p text:style-name="Standard"/>
      <text:p text:style-name="P3">Graphiquement :</text:p>
      <text:p text:style-name="P2"><draw:g text:anchor-type="as-char" draw:z-index="2" draw:style-name="gr1"><draw:frame draw:style-name="gr2" draw:text-style-name="P31" svg:width="0.927cm" svg:height="0.823cm" svg:x="8.049cm" svg:y="5.941cm"><draw:text-box><text:p text:style-name="P30"><text:span text:style-name="T33">2</text:span></text:p></draw:text-box></draw:frame><draw:frame draw:style-name="gr3" draw:text-style-name="P31" svg:width="0.752cm" svg:height="0.823cm" svg:x="5.255cm" svg:y="1.388cm"><draw:text-box><text:p text:style-name="P30"><text:span text:style-name="T33">9</text:span></text:p></draw:text-box></draw:frame><draw:line draw:style-name="gr4" draw:text-style-name="P32" svg:x1="-0.001cm" svg:y1="5.974cm" svg:x2="11.647cm" svg:y2="5.974cm"><text:p/></draw:line><draw:frame draw:style-name="gr5" draw:text-style-name="P33" svg:width="0.322cm" svg:height="0.632cm" svg:x="11.218cm" svg:y="5.211cm"><draw:text-box><text:p text:style-name="P30"><text:span text:style-name="T34">x</text:span></text:p></draw:text-box></draw:frame><draw:frame draw:style-name="gr5" draw:text-style-name="P33" svg:width="0.322cm" svg:height="0.632cm" svg:x="5.392cm" svg:y="0cm"><draw:text-box><text:p text:style-name="P30"><text:span text:style-name="T34">y</text:span></text:p></draw:text-box></draw:frame><draw:line draw:style-name="gr6" draw:text-style-name="P32" svg:x1="8.412cm" svg:y1="5.974cm" svg:x2="8.412cm" svg:y2="4.113cm"><text:p/></draw:line><draw:line draw:style-name="gr7" draw:text-style-name="P32" svg:x1="5.823cm" svg:y1="4.113cm" svg:x2="8.411cm" svg:y2="4.113cm"><text:p/></draw:line><draw:line draw:style-name="gr8" draw:text-style-name="P32" svg:x1="5.873cm" svg:y1="5.507cm" svg:x2="5.773cm" svg:y2="5.507cm"><text:p/></draw:line><draw:line draw:style-name="gr8" draw:text-style-name="P32" svg:x1="5.873cm" svg:y1="5.042cm" svg:x2="5.773cm" svg:y2="5.042cm"><text:p/></draw:line><draw:line draw:style-name="gr8" draw:text-style-name="P32" svg:x1="5.873cm" svg:y1="4.577cm" svg:x2="5.773cm" svg:y2="4.577cm"><text:p/></draw:line><draw:line draw:style-name="gr8" draw:text-style-name="P32" svg:x1="5.873cm" svg:y1="4.113cm" svg:x2="5.773cm" svg:y2="4.113cm"><text:p/></draw:line><draw:line draw:style-name="gr8" draw:text-style-name="P32" svg:x1="5.873cm" svg:y1="3.645cm" svg:x2="5.773cm" svg:y2="3.645cm"><text:p/></draw:line><draw:line draw:style-name="gr8" draw:text-style-name="P32" svg:x1="5.873cm" svg:y1="3.18cm" svg:x2="5.773cm" svg:y2="3.18cm"><text:p/></draw:line><draw:line draw:style-name="gr8" draw:text-style-name="P32" svg:x1="5.873cm" svg:y1="2.716cm" svg:x2="5.773cm" svg:y2="2.716cm"><text:p/></draw:line><draw:line draw:style-name="gr8" draw:text-style-name="P32" svg:x1="5.873cm" svg:y1="2.252cm" svg:x2="5.773cm" svg:y2="2.252cm"><text:p/></draw:line><draw:line draw:style-name="gr8" draw:text-style-name="P32" svg:x1="5.873cm" svg:y1="1.784cm" svg:x2="5.773cm" svg:y2="1.784cm"><text:p/></draw:line><draw:line draw:style-name="gr8" draw:text-style-name="P32" svg:x1="5.873cm" svg:y1="1.319cm" svg:x2="5.773cm" svg:y2="1.319cm"><text:p/></draw:line><draw:line draw:style-name="gr8" draw:text-style-name="P32" svg:x1="5.873cm" svg:y1="0.855cm" svg:x2="5.773cm" svg:y2="0.855cm"><text:p/></draw:line><draw:line draw:style-name="gr8" draw:text-style-name="P32" svg:x1="5.873cm" svg:y1="0.388cm" svg:x2="5.773cm" svg:y2="0.388cm"><text:p/></draw:line><draw:line draw:style-name="gr9" draw:text-style-name="P32" svg:x1="5.823cm" svg:y1="6.204cm" svg:x2="5.823cm" svg:y2="0.154cm"><text:p/></draw:line><draw:line draw:style-name="gr10" draw:text-style-name="P32" svg:x1="5.823cm" svg:y1="4.064cm" svg:x2="5.823cm" svg:y2="4.157cm"><text:p/></draw:line><draw:line draw:style-name="gr6" draw:text-style-name="P32" svg:x1="1.941cm" svg:y1="1.784cm" svg:x2="9.706cm" svg:y2="1.784cm"><text:p/></draw:line><draw:line draw:style-name="gr11" draw:text-style-name="P32" svg:x1="1.941cm" svg:y1="1.784cm" svg:x2="1.941cm" svg:y2="5.972cm"><text:p/></draw:line><draw:line draw:style-name="gr11" draw:text-style-name="P32" svg:x1="9.706cm" svg:y1="1.784cm" svg:x2="9.706cm" svg:y2="5.972cm"><text:p/></draw:line><draw:g draw:style-name="gr12"><draw:line draw:style-name="gr13" draw:text-style-name="P32" svg:x1="0.648cm" svg:y1="6.048cm" svg:x2="0.648cm" svg:y2="5.898cm"><text:p/></draw:line><draw:line draw:style-name="gr13" draw:text-style-name="P32" svg:x1="1.942cm" svg:y1="6.048cm" svg:x2="1.942cm" svg:y2="5.898cm"><text:p/></draw:line><draw:line draw:style-name="gr13" draw:text-style-name="P32" svg:x1="3.236cm" svg:y1="6.048cm" svg:x2="3.236cm" svg:y2="5.898cm"><text:p/></draw:line><draw:line draw:style-name="gr13" draw:text-style-name="P32" svg:x1="4.529cm" svg:y1="6.048cm" svg:x2="4.529cm" svg:y2="5.898cm"><text:p/></draw:line><draw:line draw:style-name="gr13" draw:text-style-name="P32" svg:x1="7.118cm" svg:y1="6.048cm" svg:x2="7.118cm" svg:y2="5.898cm"><text:p/></draw:line><draw:line draw:style-name="gr13" draw:text-style-name="P32" svg:x1="8.411cm" svg:y1="6.048cm" svg:x2="8.411cm" svg:y2="5.898cm"><text:p/></draw:line><draw:line draw:style-name="gr13" draw:text-style-name="P32" svg:x1="9.705cm" svg:y1="6.048cm" svg:x2="9.705cm" svg:y2="5.898cm"><text:p/></draw:line><draw:line draw:style-name="gr13" draw:text-style-name="P32" svg:x1="10.998cm" svg:y1="6.048cm" svg:x2="10.998cm" svg:y2="5.898cm"><text:p/></draw:line><draw:line draw:style-name="gr10" draw:text-style-name="P32" svg:x1="8.281cm" svg:y1="5.974cm" svg:x2="8.54cm" svg:y2="5.974cm"><text:p/></draw:line><draw:line draw:style-name="gr10" draw:text-style-name="P32" svg:x1="2.071cm" svg:y1="5.974cm" svg:x2="1.812cm" svg:y2="5.974cm"><text:p/></draw:line><draw:line draw:style-name="gr10" draw:text-style-name="P32" svg:x1="9.835cm" svg:y1="5.974cm" svg:x2="9.576cm" svg:y2="5.974cm"><text:p/></draw:line></draw:g><draw:polyline draw:style-name="gr14" draw:text-style-name="P32" svg:width="9.118cm" svg:height="5.814cm" svg:x="1.247cm" svg:y="0.155cm" svg:viewBox="0 0 9119 5815" draw:points="0,0 116,292 233,577 349,854 466,1123 582,1386 699,1641 815,1888 932,2128 1048,2359 1165,2584 1281,2801 1398,3010 1514,3212 1631,3407 1747,3593 1864,3773 1980,3944 2097,4108 2213,4265 2330,4414 2446,4556 2563,4690 2679,4816 2795,4935 2912,5047 3028,5151 3145,5247 3261,5335 3378,5417 3494,5490 3611,5557 3727,5615 3844,5666 3960,5710 4077,5746 4193,5774 4310,5795 4426,5810 4543,5815 4576,5815 4693,5812 4809,5801 4926,5781 5042,5755 5159,5721 5275,5679 5392,5631 5508,5574 5625,5510 5741,5438 5858,5360 5974,5272 6090,5178 6207,5077 6323,4968 6440,4850 6556,4726 6673,4595 6789,4455 6906,4308 7022,4153 7139,3992 7255,3822 7372,3645 7488,3460 7605,3268 7721,3069 7838,2861 7954,2646 8071,2424 8187,2194 8304,1957 8420,1712 8537,1459 8653,1199 8769,931 8886,657 9002,374 9119,84"><text:p/></draw:polyline><draw:frame draw:style-name="gr15" draw:text-style-name="P34" svg:width="1.209cm" svg:height="0.643cm" svg:x="10.164cm" svg:y="0.57cm"><draw:text-box><text:p text:style-name="P30"><text:span text:style-name="T35">y </text:span><text:span text:style-name="T36">= </text:span><text:span text:style-name="T35">x</text:span><text:span text:style-name="T37">2</text:span></text:p></draw:text-box></draw:frame><draw:frame draw:style-name="gr16" draw:text-style-name="P34" svg:width="2.788cm" svg:height="0.826cm" svg:x="3.32cm" svg:y="3.715cm"><draw:text-box><text:p text:style-name="P30"><text:span text:style-name="T36">image de 2</text:span></text:p></draw:text-box></draw:frame><draw:frame draw:style-name="gr16" draw:text-style-name="P34" svg:width="3.675cm" svg:height="0.826cm" svg:x="0.122cm" svg:y="6.175cm"><draw:text-box><text:p text:style-name="P30"><text:span text:style-name="T36">antécédent de 9</text:span></text:p></draw:text-box></draw:frame><draw:frame draw:style-name="gr16" draw:text-style-name="P34" svg:width="3.673cm" svg:height="0.826cm" svg:x="8.793cm" svg:y="6.175cm"><draw:text-box><text:p text:style-name="P30"><text:span text:style-name="T36">antécédent de 9</text:span></text:p></draw:text-box></draw:frame></draw:g></text:p>
      <text:p text:style-name="Standard"/>
      <text:p text:style-name="P3">Remarque :</text:p>
      <text:p text:style-name="Standard">Tout nombre de <text:span text:style-name="T2">D</text:span> a une image unique par <text:span text:style-name="T2">f.</text:span></text:p>
      <text:p text:style-name="Standard"><draw:frame text:anchor-type="paragraph" draw:z-index="7" draw:style-name="gr20" draw:text-style-name="P38" svg:width="5.303cm" svg:height="2.237cm" svg:x="13.697cm" svg:y="1.319cm"><draw:text-box><text:p><text:span text:style-name="T20">Oral, p232: 46, 47</text:span></text:p><text:p><text:span text:style-name="T20">Écrit, p232: 52</text:span></text:p><text:p><text:span text:style-name="T20">Algo, p234: 76, 77</text:span></text:p></draw:text-box></draw:frame>En revanche, un nombre peut avoir 0, 1 ou <text:line-break/>plusieurs antécédents par <text:span text:style-name="T2">f.</text:span></text:p>
      <text:list xml:id="list140155492164967" text:continue-list="list140154675033154" text:style-name="tfNum_20_1_29_">
        <text:list-item>
          <text:p text:style-name="P29">Ensemble de définition</text:p>
        </text:list-item>
      </text:list>
      <text:p text:style-name="Standard">L'ensemble de définition d'une fonction <text:span text:style-name="T2">f</text:span>, not<text:span text:style-name="T20">é </text:span><text:span text:style-name="T2">Df</text:span><text:span text:style-name="T11">,</text:span><text:span text:style-name="T20"> e</text:span>st l'ensemble des valeurs de <text:span text:style-name="T1">x</text:span> pour lesquelles l'expression <text:span text:style-name="T2">f</text:span> (<text:span text:style-name="T2">x</text:span>) est définie.</text:p>
      <text:p text:style-name="Standard">En pratique, il s'agit de <text:span text:style-name="T6">ℝ</text:span> privé des valeurs interdites de <text:span text:style-name="T1">x</text:span>.</text:p>
      <text:p text:style-name="Standard"/>
      <text:p text:style-name="Standard"/>
      <text:p text:style-name="P11"><text:span text:style-name="T19">Ex :</text:span> Déterminer l'ensemble de définition de <text:span text:style-name="T2">f</text:span> définie par <text:span text:style-name="T1">x</text:span> <draw:g text:anchor-type="as-char" svg:y="-0.303cm" draw:z-index="15"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draw:frame draw:style-name="fr1" draw:name="Objet9" text:anchor-type="as-char" svg:y="-0.988cm" svg:width="2.942cm" svg:height="1.667cm" draw:z-index="25"><draw:object xlink:href="./Object 10" xlink:type="simple" xlink:show="embed" xlink:actuate="onLoad"/><draw:image xlink:href="./ObjectReplacements/Object 10" xlink:type="simple" xlink:show="embed" xlink:actuate="onLoad"/></draw:frame></text:p>
      <table:table table:name="Tableau3" table:style-name="Tableau3">
        <table:table-column table:style-name="Tableau3.A"/>
        <table:table-column table:style-name="Tableau3.B"/>
        <table:table-row>
          <table:table-cell table:style-name="Tableau3.A1" office:value-type="string">
            <text:p text:style-name="Standard"><text:span text:style-name="T2">Df</text:span><text:span text:style-name="T21"> </text:span><text:span text:style-name="T22">= </text:span><text:span text:style-name="T24">{</text:span><text:span text:style-name="T5">x</text:span><text:span text:style-name="T24"> </text:span><text:span text:style-name="T17">∈</text:span> <text:span text:style-name="T6">ℝ</text:span><text:span text:style-name="T30"> / </text:span><text:span text:style-name="T32">x</text:span><text:span text:style-name="T31"> </text:span><text:span text:style-name="T9"></text:span> <text:span text:style-name="T29">0 et </text:span><text:span text:style-name="T4">x</text:span><text:span text:style-name="T29">² –</text:span> <text:span text:style-name="T29">2 </text:span><text:span text:style-name="T4">x</text:span><text:span text:style-name="T29"> +1 </text:span><text:span text:style-name="T18">≠</text:span> <text:span text:style-name="T29">0</text:span><text:span text:style-name="T24">}</text:span></text:p>
            <text:p text:style-name="P13"/>
            <text:p text:style-name="P23">Résolvons (E) :</text:p>
          </table:table-cell>
          <table:table-cell table:style-name="Tableau3.A1" office:value-type="string">
            <text:p text:style-name="P8"><draw:g text:anchor-type="as-char" draw:z-index="22" draw:style-name="gr1"><draw:path draw:style-name="gr50" draw:text-style-name="P44" svg:width="0.001cm" svg:height="5.772cm" svg:x="0.96cm" svg:y="0cm" svg:viewBox="0 0 2 5773" svg:d="M0 0c0 2062 2 3710 2 5773"><text:p/></draw:path><draw:path draw:style-name="gr51" draw:text-style-name="P44" svg:width="8.557cm" svg:height="0.011cm" svg:x="0cm" svg:y="5.394cm" svg:viewBox="0 0 8558 12" svg:d="M0 12c2920 0 5638-12 8558-12"><text:p/></draw:path><draw:frame draw:style-name="gr52" draw:text-style-name="P45" svg:width="0.2cm" svg:height="0.408cm" svg:x="1.87cm" svg:y="5.554cm"><draw:text-box><text:p text:style-name="P30"><text:span text:style-name="T45">1</text:span></text:p></draw:text-box></draw:frame><draw:frame draw:style-name="gr52" draw:text-style-name="P45" svg:width="0.2cm" svg:height="0.408cm" svg:x="2.872cm" svg:y="5.554cm"><draw:text-box><text:p text:style-name="P30"><text:span text:style-name="T45">2</text:span></text:p></draw:text-box></draw:frame><draw:frame draw:style-name="gr52" draw:text-style-name="P45" svg:width="0.2cm" svg:height="0.408cm" svg:x="3.875cm" svg:y="5.554cm"><draw:text-box><text:p text:style-name="P30"><text:span text:style-name="T45">3</text:span></text:p></draw:text-box></draw:frame><draw:frame draw:style-name="gr52" draw:text-style-name="P45" svg:width="0.2cm" svg:height="0.408cm" svg:x="4.874cm" svg:y="5.554cm"><draw:text-box><text:p text:style-name="P30"><text:span text:style-name="T45">4</text:span></text:p></draw:text-box></draw:frame><draw:frame draw:style-name="gr52" draw:text-style-name="P45" svg:width="0.2cm" svg:height="0.408cm" svg:x="5.877cm" svg:y="5.554cm"><draw:text-box><text:p text:style-name="P30"><text:span text:style-name="T45">5</text:span></text:p></draw:text-box></draw:frame><draw:frame draw:style-name="gr52" draw:text-style-name="P45" svg:width="0.2cm" svg:height="0.408cm" svg:x="6.877cm" svg:y="5.554cm"><draw:text-box><text:p text:style-name="P30"><text:span text:style-name="T45">6</text:span></text:p></draw:text-box></draw:frame><draw:frame draw:style-name="gr52" draw:text-style-name="P45" svg:width="0.2cm" svg:height="0.408cm" svg:x="7.879cm" svg:y="5.554cm"><draw:text-box><text:p text:style-name="P30"><text:span text:style-name="T45">7</text:span></text:p></draw:text-box></draw:frame><draw:g draw:style-name="gr12"><draw:line draw:style-name="gr53" draw:text-style-name="P44" svg:x1="1.962cm" svg:y1="5.394cm" svg:x2="1.962cm" svg:y2="5.52cm"><text:p/></draw:line><draw:line draw:style-name="gr54" draw:text-style-name="P44" svg:x1="2.963cm" svg:y1="5.394cm" svg:x2="2.963cm" svg:y2="5.52cm"><text:p/></draw:line><draw:line draw:style-name="gr55" draw:text-style-name="P44" svg:x1="3.965cm" svg:y1="5.394cm" svg:x2="3.965cm" svg:y2="5.52cm"><text:p/></draw:line><draw:line draw:style-name="gr56" draw:text-style-name="P44" svg:x1="4.967cm" svg:y1="5.394cm" svg:x2="4.967cm" svg:y2="5.52cm"><text:p/></draw:line><draw:line draw:style-name="gr57" draw:text-style-name="P44" svg:x1="5.967cm" svg:y1="5.394cm" svg:x2="5.967cm" svg:y2="5.52cm"><text:p/></draw:line><draw:line draw:style-name="gr58" draw:text-style-name="P44" svg:x1="6.969cm" svg:y1="5.394cm" svg:x2="6.969cm" svg:y2="5.52cm"><text:p/></draw:line><draw:line draw:style-name="gr59" draw:text-style-name="P44" svg:x1="7.971cm" svg:y1="5.394cm" svg:x2="7.971cm" svg:y2="5.52cm"><text:p/></draw:line></draw:g><draw:frame draw:style-name="gr52" draw:text-style-name="P45" svg:width="0.2cm" svg:height="0.408cm" svg:x="0.607cm" svg:y="5.489cm"><draw:text-box><text:p text:style-name="P30"><text:span text:style-name="T45">0</text:span></text:p></draw:text-box></draw:frame><draw:frame draw:style-name="gr52" draw:text-style-name="P45" svg:width="0.2cm" svg:height="0.408cm" svg:x="0.596cm" svg:y="4.348cm"><draw:text-box><text:p text:style-name="P30"><text:span text:style-name="T45">1</text:span></text:p></draw:text-box></draw:frame><draw:frame draw:style-name="gr52" draw:text-style-name="P45" svg:width="0.2cm" svg:height="0.408cm" svg:x="0.596cm" svg:y="3.45cm"><draw:text-box><text:p text:style-name="P30"><text:span text:style-name="T45">2</text:span></text:p></draw:text-box></draw:frame><draw:frame draw:style-name="gr52" draw:text-style-name="P45" svg:width="0.2cm" svg:height="0.408cm" svg:x="0.596cm" svg:y="2.575cm"><draw:text-box><text:p text:style-name="P30"><text:span text:style-name="T45">3</text:span></text:p></draw:text-box></draw:frame><draw:frame draw:style-name="gr52" draw:text-style-name="P45" svg:width="0.2cm" svg:height="0.408cm" svg:x="0.596cm" svg:y="1.695cm"><draw:text-box><text:p text:style-name="P30"><text:span text:style-name="T45">4</text:span></text:p></draw:text-box></draw:frame><draw:frame draw:style-name="gr52" draw:text-style-name="P45" svg:width="0.2cm" svg:height="0.408cm" svg:x="0.596cm" svg:y="0.817cm"><draw:text-box><text:p text:style-name="P30"><text:span text:style-name="T45">5</text:span></text:p></draw:text-box></draw:frame><draw:g draw:style-name="gr12"><draw:line draw:style-name="gr60" draw:text-style-name="P44" svg:x1="0.849cm" svg:y1="4.515cm" svg:x2="0.96cm" svg:y2="4.515cm"><text:p/></draw:line><draw:line draw:style-name="gr61" draw:text-style-name="P44" svg:x1="0.849cm" svg:y1="3.637cm" svg:x2="0.96cm" svg:y2="3.637cm"><text:p/></draw:line><draw:line draw:style-name="gr62" draw:text-style-name="P44" svg:x1="0.849cm" svg:y1="2.759cm" svg:x2="0.96cm" svg:y2="2.759cm"><text:p/></draw:line><draw:line draw:style-name="gr63" draw:text-style-name="P44" svg:x1="0.849cm" svg:y1="1.88cm" svg:x2="0.96cm" svg:y2="1.88cm"><text:p/></draw:line><draw:line draw:style-name="gr64" draw:text-style-name="P44" svg:x1="0.849cm" svg:y1="1.002cm" svg:x2="0.96cm" svg:y2="1.002cm"><text:p/></draw:line></draw:g><draw:polyline draw:style-name="gr65" draw:text-style-name="P44" svg:width="0.637cm" svg:height="5.305cm" svg:x="0.96cm" svg:y="0.088cm" svg:viewBox="0 0 638 5306" draw:points="0,5306 6,5237 51,5086 96,4973 141,4860 186,4736 230,4594 275,4430 298,4335 320,4231 343,4117 365,3992 388,3851 410,3694 421,3608 433,3517 444,3420 455,3317 466,3208 478,3090 489,2965 500,2831 511,2687 522,2533 534,2367 539,2280 545,2189 550,2094 556,1996 562,1895 567,1788 573,1677 579,1562 584,1442 590,1317 595,1187 601,1050 607,908 612,759 618,603 623,441 629,271 632,182 635,92 638,0"><text:p/></draw:polyline><draw:polyline draw:style-name="gr66" draw:text-style-name="P44" svg:width="6.102cm" svg:height="5.241cm" svg:x="2.409cm" svg:y="0.095cm" svg:viewBox="0 0 6103 5242" draw:points="0,0 6,121 11,237 17,349 22,458 28,562 34,664 39,761 45,856 50,947 62,1122 73,1286 84,1439 95,1584 106,1720 118,1848 129,1969 140,2084 151,2193 163,2295 174,2393 185,2486 196,2573 219,2737 241,2886 264,3021 286,3144 309,3257 331,3361 354,3457 399,3626 443,3773 488,3900 533,4010 578,4107 623,4193 713,4337 803,4453 893,4548 983,4627 1072,4693 1162,4749 1252,4797 1342,4839 1432,4875 1521,4907 1611,4935 1701,4960 1791,4982 1881,5002 1971,5020 2061,5037 2150,5051 2240,5065 2330,5077 2420,5088 2510,5098 2599,5108 2689,5116 2779,5124 2869,5132 2959,5139 3049,5145 3139,5151 3228,5158 3318,5163 3408,5168 3498,5173 3588,5177 3678,5181 3767,5186 3857,5189 3947,5193 4037,5196 4127,5199 4217,5202 4306,5205 4396,5208 4486,5210 4576,5213 4666,5216 4756,5217 4845,5220 4935,5222 5025,5223 5115,5226 5205,5228 5294,5230 5384,5231 5474,5232 5564,5234 5654,5236 5744,5237 5834,5238 5924,5240 6013,5241 6103,5242"><text:p/></draw:polyline><draw:frame draw:style-name="gr67" draw:text-style-name="P46" svg:width="0.482cm" svg:height="0.586cm" svg:x="2.884cm" svg:y="3.02cm"><draw:text-box><text:p text:style-name="P30"><text:span text:style-name="T46">Cf</text:span></text:p></draw:text-box></draw:frame></draw:g></text:p>
          </table:table-cell>
        </table:table-row>
      </table:table>
      <text:p text:style-name="Standard"/>
      <text:p text:style-name="Standard"/>
      <text:p text:style-name="Standard"><text:span text:style-name="T19">Remarque :</text:span> On décide parfois de travailler seulement sur une partie de l'ensemble de définition. On parle alors « d'intervalle d'étude ».</text:p>
      <text:p text:style-name="P11">(Ex : Soit <text:span text:style-name="T2">f</text:span> définie sur ]<text:span text:style-name="T29">1</text:span> ; +<text:span text:style-name="T16">∞</text:span>[ par <text:span text:style-name="T1">x</text:span> <draw:g text:anchor-type="as-char" svg:y="-0.303cm" draw:z-index="16" draw:style-name="gr36"><draw:line draw:style-name="gr37" draw:text-style-name="P41" svg:x1="0.001cm" svg:y1="0cm" svg:x2="0.001cm" svg:y2="0.249cm"><text:p/></draw:line><draw:line draw:style-name="gr37" draw:text-style-name="P41" svg:x1="0.001cm" svg:y1="0.125cm" svg:x2="0.53cm" svg:y2="0.125cm"><text:p/></draw:line><draw:line draw:style-name="gr37" draw:text-style-name="P41" svg:x1="0.534cm" svg:y1="0.13cm" svg:x2="0.44cm" svg:y2="0cm"><text:p/></draw:line><draw:line draw:style-name="gr37" draw:text-style-name="P41" svg:x1="0.534cm" svg:y1="0.12cm" svg:x2="0.44cm" svg:y2="0.249cm"><text:p/></draw:line></draw:g><text:s/><draw:frame draw:style-name="fr1" draw:name="Objet10" text:anchor-type="as-char" svg:y="-0.988cm" svg:width="2.942cm" svg:height="1.667cm" draw:z-index="26"><draw:object xlink:href="./Object 9" xlink:type="simple" xlink:show="embed" xlink:actuate="onLoad"/><draw:image xlink:href="./ObjectReplacements/Object 9" xlink:type="simple" xlink:show="embed" xlink:actuate="onLoad"/><svg:desc>formule</svg:desc></draw:frame>)</text:p>
      <text:p text:style-name="P11"/>
      <text:list xml:id="list140155984623042" text:continue-list="list1876958125" text:style-name="tfNum_20_I_29_">
        <text:list-item>
          <text:p text:style-name="P28">Résolutions graphiques</text:p>
        </text:list-item>
      </text:list>
      <table:table table:name="Tableau4" table:style-name="Tableau4">
        <table:table-column table:style-name="Tableau4.A"/>
        <table:table-column table:style-name="Tableau4.B"/>
        <table:table-row>
          <table:table-cell table:style-name="Tableau4.A1" office:value-type="string">
            <text:p text:style-name="P14">Soient<text:span text:style-name="T27"> </text:span><text:span text:style-name="T3">f</text:span><text:span text:style-name="T27"> et </text:span><text:span text:style-name="T3">g</text:span><text:span text:style-name="T27"> les fonctions</text:span></text:p>
            <text:p text:style-name="P14"><text:span text:style-name="T27">définies sur </text:span><text:span text:style-name="T8">ℝ</text:span><text:span text:style-name="T27"> par</text:span> :</text:p>
            <text:p text:style-name="P5"><text:span text:style-name="T2"><text:tab/>f </text:span>: <text:span text:style-name="T1">x<text:tab/></text:span><draw:g text:anchor-type="as-char" svg:y="-0.303cm" draw:z-index="17" draw:style-name="gr36"><draw:line draw:style-name="gr37" draw:text-style-name="P41" svg:x1="-0.001cm" svg:y1="0cm" svg:x2="-0.001cm" svg:y2="0.249cm"><text:p/></draw:line><draw:line draw:style-name="gr37" draw:text-style-name="P41" svg:x1="-0.001cm" svg:y1="0.125cm" svg:x2="0.528cm" svg:y2="0.125cm"><text:p/></draw:line><draw:line draw:style-name="gr37" draw:text-style-name="P41" svg:x1="0.532cm" svg:y1="0.13cm" svg:x2="0.438cm" svg:y2="0cm"><text:p/></draw:line><draw:line draw:style-name="gr37" draw:text-style-name="P41" svg:x1="0.532cm" svg:y1="0.12cm" svg:x2="0.438cm" svg:y2="0.249cm"><text:p/></draw:line></draw:g> <text:s/><text:span text:style-name="T2">x</text:span><text:span text:style-name="T14">2</text:span> – 2</text:p>
            <text:p text:style-name="P5"><text:span text:style-name="T2"><text:tab/>g </text:span>: <text:span text:style-name="T1">x<text:tab/></text:span><draw:g text:anchor-type="as-char" svg:y="-0.303cm" draw:z-index="18" draw:style-name="gr36"><draw:line draw:style-name="gr37" draw:text-style-name="P41" svg:x1="-0.001cm" svg:y1="0cm" svg:x2="-0.001cm" svg:y2="0.249cm"><text:p/></draw:line><draw:line draw:style-name="gr37" draw:text-style-name="P41" svg:x1="-0.001cm" svg:y1="0.125cm" svg:x2="0.528cm" svg:y2="0.125cm"><text:p/></draw:line><draw:line draw:style-name="gr37" draw:text-style-name="P41" svg:x1="0.532cm" svg:y1="0.13cm" svg:x2="0.438cm" svg:y2="0cm"><text:p/></draw:line><draw:line draw:style-name="gr37" draw:text-style-name="P41" svg:x1="0.532cm" svg:y1="0.12cm" svg:x2="0.438cm" svg:y2="0.249cm"><text:p/></draw:line></draw:g> <draw:frame draw:style-name="fr1" draw:name="Objet25" text:anchor-type="as-char" svg:y="-0.931cm" svg:width="2.071cm" svg:height="1.499cm" draw:z-index="21"><draw:object xlink:href="./Object 12" xlink:type="simple" xlink:show="embed" xlink:actuate="onLoad"/><draw:image xlink:href="./ObjectReplacements/Object 12" xlink:type="simple" xlink:show="embed" xlink:actuate="onLoad"/><svg:desc>formule</svg:desc></draw:frame></text:p>
          </table:table-cell>
          <table:table-cell table:style-name="Tableau4.A1" office:value-type="string">
            <text:p text:style-name="P6"><draw:g text:anchor-type="as-char" draw:z-index="20" draw:style-name="gr1"><draw:line draw:style-name="gr39" draw:text-style-name="P32" svg:x1="0.47cm" svg:y1="3.602cm" svg:x2="0.47cm" svg:y2="3.516cm"><text:p/></draw:line><draw:line draw:style-name="gr39" draw:text-style-name="P32" svg:x1="1.405cm" svg:y1="3.602cm" svg:x2="1.405cm" svg:y2="3.516cm"><text:p/></draw:line><draw:line draw:style-name="gr39" draw:text-style-name="P32" svg:x1="2.34cm" svg:y1="3.602cm" svg:x2="2.34cm" svg:y2="3.516cm"><text:p/></draw:line><draw:line draw:style-name="gr39" draw:text-style-name="P32" svg:x1="3.276cm" svg:y1="3.602cm" svg:x2="3.276cm" svg:y2="3.516cm"><text:p/></draw:line><draw:frame draw:style-name="gr40" draw:text-style-name="P42" svg:width="0.856cm" svg:height="0.83cm" svg:x="3.508cm" svg:y="3.429cm"><draw:text-box><text:p text:style-name="P30"><text:span text:style-name="T42">0</text:span></text:p></draw:text-box></draw:frame><draw:line draw:style-name="gr39" draw:text-style-name="P32" svg:x1="5.146cm" svg:y1="3.602cm" svg:x2="5.146cm" svg:y2="3.516cm"><text:p/></draw:line><draw:line draw:style-name="gr39" draw:text-style-name="P32" svg:x1="6.081cm" svg:y1="3.602cm" svg:x2="6.081cm" svg:y2="3.516cm"><text:p/></draw:line><draw:line draw:style-name="gr39" draw:text-style-name="P32" svg:x1="7.016cm" svg:y1="3.602cm" svg:x2="7.016cm" svg:y2="3.516cm"><text:p/></draw:line><draw:line draw:style-name="gr39" draw:text-style-name="P32" svg:x1="7.951cm" svg:y1="3.602cm" svg:x2="7.951cm" svg:y2="3.516cm"><text:p/></draw:line><draw:line draw:style-name="gr39" draw:text-style-name="P32" svg:x1="4.305cm" svg:y1="5.279cm" svg:x2="4.117cm" svg:y2="5.279cm"><text:p/></draw:line><draw:line draw:style-name="gr39" draw:text-style-name="P32" svg:x1="4.305cm" svg:y1="4.85cm" svg:x2="4.117cm" svg:y2="4.85cm"><text:p/></draw:line><draw:line draw:style-name="gr39" draw:text-style-name="P32" svg:x1="4.305cm" svg:y1="4.417cm" svg:x2="4.117cm" svg:y2="4.417cm"><text:p/></draw:line><draw:line draw:style-name="gr39" draw:text-style-name="P32" svg:x1="4.305cm" svg:y1="3.981cm" svg:x2="4.117cm" svg:y2="3.981cm"><text:p/></draw:line><draw:line draw:style-name="gr39" draw:text-style-name="P32" svg:x1="4.305cm" svg:y1="3.126cm" svg:x2="4.117cm" svg:y2="3.126cm"><text:p/></draw:line><draw:line draw:style-name="gr39" draw:text-style-name="P32" svg:x1="4.305cm" svg:y1="2.697cm" svg:x2="4.117cm" svg:y2="2.697cm"><text:p/></draw:line><draw:line draw:style-name="gr39" draw:text-style-name="P32" svg:x1="4.305cm" svg:y1="2.264cm" svg:x2="4.117cm" svg:y2="2.264cm"><text:p/></draw:line><draw:line draw:style-name="gr39" draw:text-style-name="P32" svg:x1="4.305cm" svg:y1="1.84cm" svg:x2="4.117cm" svg:y2="1.84cm"><text:p/></draw:line><draw:line draw:style-name="gr39" draw:text-style-name="P32" svg:x1="4.305cm" svg:y1="1.406cm" svg:x2="4.117cm" svg:y2="1.406cm"><text:p/></draw:line><draw:line draw:style-name="gr39" draw:text-style-name="P32" svg:x1="4.305cm" svg:y1="0.977cm" svg:x2="4.117cm" svg:y2="0.977cm"><text:p/></draw:line><draw:frame draw:style-name="gr41" draw:text-style-name="P42" svg:width="1.006cm" svg:height="0.828cm" svg:x="3.38cm" svg:y="4.849cm"><draw:text-box><text:p text:style-name="P30"><text:span text:style-name="T42">-4</text:span></text:p></draw:text-box></draw:frame><draw:frame draw:style-name="gr41" draw:text-style-name="P42" svg:width="1.006cm" svg:height="0.828cm" svg:x="3.38cm" svg:y="3.99cm"><draw:text-box><text:p text:style-name="P30"><text:span text:style-name="T42">-2</text:span></text:p></draw:text-box></draw:frame><draw:frame draw:style-name="gr42" draw:text-style-name="P42" svg:width="0.858cm" svg:height="0.83cm" svg:x="3.522cm" svg:y="2.268cm"><draw:text-box><text:p text:style-name="P30"><text:span text:style-name="T42">2</text:span></text:p></draw:text-box></draw:frame><draw:frame draw:style-name="gr43" draw:text-style-name="P42" svg:width="0.858cm" svg:height="0.828cm" svg:x="3.522cm" svg:y="1.408cm"><draw:text-box><text:p text:style-name="P30"><text:span text:style-name="T42">4</text:span></text:p></draw:text-box></draw:frame><draw:frame draw:style-name="gr43" draw:text-style-name="P42" svg:width="0.858cm" svg:height="0.828cm" svg:x="3.522cm" svg:y="0.549cm"><draw:text-box><text:p text:style-name="P30"><text:span text:style-name="T42">6</text:span></text:p></draw:text-box></draw:frame><draw:line draw:style-name="gr44" draw:text-style-name="P32" svg:x1="0.003cm" svg:y1="3.561cm" svg:x2="8.42cm" svg:y2="3.561cm"><text:p/></draw:line><draw:frame draw:style-name="gr45" draw:text-style-name="P42" svg:width="1.006cm" svg:height="0.83cm" svg:x="0cm" svg:y="3.429cm"><draw:text-box><text:p text:style-name="P30"><text:span text:style-name="T42">-4</text:span></text:p></draw:text-box></draw:frame><draw:frame draw:style-name="gr45" draw:text-style-name="P42" svg:width="1.006cm" svg:height="0.83cm" svg:x="0.912cm" svg:y="3.429cm"><draw:text-box><text:p text:style-name="P30"><text:span text:style-name="T42">-3</text:span></text:p></draw:text-box></draw:frame><draw:frame draw:style-name="gr45" draw:text-style-name="P42" svg:width="1.006cm" svg:height="0.83cm" svg:x="1.843cm" svg:y="3.429cm"><draw:text-box><text:p text:style-name="P30"><text:span text:style-name="T42">-2</text:span></text:p></draw:text-box></draw:frame><draw:frame draw:style-name="gr45" draw:text-style-name="P42" svg:width="1.006cm" svg:height="0.83cm" svg:x="2.808cm" svg:y="3.429cm"><draw:text-box><text:p text:style-name="P30"><text:span text:style-name="T42">-1</text:span></text:p></draw:text-box></draw:frame><draw:frame draw:style-name="gr42" draw:text-style-name="P42" svg:width="0.858cm" svg:height="0.83cm" svg:x="4.747cm" svg:y="3.429cm"><draw:text-box><text:p text:style-name="P30"><text:span text:style-name="T42">1</text:span></text:p></draw:text-box></draw:frame><draw:frame draw:style-name="gr42" draw:text-style-name="P42" svg:width="0.858cm" svg:height="0.83cm" svg:x="5.666cm" svg:y="3.429cm"><draw:text-box><text:p text:style-name="P30"><text:span text:style-name="T42">2</text:span></text:p></draw:text-box></draw:frame><draw:frame draw:style-name="gr40" draw:text-style-name="P42" svg:width="0.856cm" svg:height="0.83cm" svg:x="6.6cm" svg:y="3.429cm"><draw:text-box><text:p text:style-name="P30"><text:span text:style-name="T42">3</text:span></text:p></draw:text-box></draw:frame><draw:frame draw:style-name="gr42" draw:text-style-name="P42" svg:width="0.858cm" svg:height="0.83cm" svg:x="7.534cm" svg:y="3.429cm"><draw:text-box><text:p text:style-name="P30"><text:span text:style-name="T42">4</text:span></text:p></draw:text-box></draw:frame><draw:frame draw:style-name="gr46" draw:text-style-name="P33" svg:width="0.833cm" svg:height="0.83cm" svg:x="8.012cm" svg:y="3.429cm"><draw:text-box><text:p text:style-name="P30"><text:span text:style-name="T43">x</text:span></text:p></draw:text-box></draw:frame><draw:line draw:style-name="gr44" draw:text-style-name="P32" svg:x1="4.211cm" svg:y1="5.447cm" svg:x2="4.211cm" svg:y2="0.408cm"><text:p/></draw:line><draw:frame draw:style-name="gr47" draw:text-style-name="P33" svg:width="0.327cm" svg:height="0.588cm" svg:x="3.789cm" svg:y="0.074cm"><draw:text-box><text:p text:style-name="P30"><text:span text:style-name="T43">y</text:span></text:p></draw:text-box></draw:frame><draw:polyline draw:style-name="gr39" draw:text-style-name="P32" svg:width="5.598cm" svg:height="3.874cm" svg:x="1.407cm" svg:y="0.545cm" svg:viewBox="0 0 5599 3875" draw:points="0,0 111,305 194,525 278,737 362,943 447,1141 531,1334 615,1519 700,1696 784,1868 867,2031 951,2187 1036,2338 1120,2481 1204,2616 1289,2745 1373,2868 1457,2983 1625,3192 1793,3373 1962,3526 2131,3652 2298,3750 2467,3820 2635,3861 2804,3875 2804,3875 2971,3861 3140,3820 3309,3750 3477,3652 3645,3526 3813,3374 3982,3192 4151,2983 4319,2746 4487,2481 4571,2338 4655,2189 4740,2031 4824,1868 4908,1696 4992,1519 5076,1334 5160,1143 5244,944 5329,739 5413,526 5497,306 5599,8"><text:p/></draw:polyline><draw:line draw:style-name="gr39" draw:text-style-name="P32" svg:x1="0.003cm" svg:y1="4.993cm" svg:x2="8.42cm" svg:y2="2.411cm"><text:p/></draw:line><draw:frame draw:style-name="gr48" draw:text-style-name="P43" svg:width="0.549cm" svg:height="0.853cm" svg:x="6.406cm" svg:y="0cm"><draw:text-box><text:p text:style-name="P30"><text:span text:style-name="T44">Cf</text:span></text:p></draw:text-box></draw:frame><draw:frame draw:style-name="gr49" draw:text-style-name="P43" svg:width="0.646cm" svg:height="0.853cm" svg:x="7.788cm" svg:y="1.794cm"><draw:text-box><text:p text:style-name="P30"><text:span text:style-name="T44">Cg</text:span></text:p></draw:text-box></draw:frame></draw:g></text:p>
          </table:table-cell>
        </table:table-row>
      </table:table>
      <text:p text:style-name="P12"/>
      <text:p text:style-name="P12"/>
      <text:list xml:id="list140155605802174" text:continue-list="list140155492164967" text:style-name="tfNum_20_1_29_">
        <text:list-item text:start-value="1">
          <text:p text:style-name="tfTitre_20_1_29_">Résoudre graphiquement <text:span text:style-name="T2">f</text:span> (<text:span text:style-name="T2">x</text:span>) = <text:span text:style-name="T2">g</text:span> (<text:span text:style-name="T2">x</text:span>)</text:p>
        </text:list-item>
      </text:list>
      <text:p text:style-name="P12">Les solutions sont </text:p>
      <text:p text:style-name="P24"/>
      <text:p text:style-name="P12"/>
      <text:list xml:id="list140155003286895" text:continue-numbering="true" text:style-name="tfNum_20_1_29_">
        <text:list-item>
          <text:p text:style-name="tfTitre_20_1_29_">Résoudre graphiquement <text:span text:style-name="T2">f</text:span> (<text:span text:style-name="T2">x</text:span>) <text:span text:style-name="T7"></text:span> <text:span text:style-name="T2">g</text:span> (<text:span text:style-name="T2">x</text:span>)</text:p>
        </text:list-item>
      </text:list>
      <text:p text:style-name="P12">Les solutions sont </text:p>
      <text:p text:style-name="P24"/>
      <text:p text:style-name="P12"/>
      <text:p text:style-name="P12"><draw:frame text:anchor-type="paragraph" draw:z-index="19" draw:style-name="gr38" draw:text-style-name="P38" svg:width="7.145cm" svg:height="5.845cm" svg:x="11.855cm" svg:y="5.02cm"><draw:text-box><text:p><text:span text:style-name="T20">p251: 1, 2, 3, 4</text:span></text:p><text:p><text:span text:style-name="T20">p262: 49, 50, 51</text:span></text:p><text:p><text:span text:style-name="T20"/></text:p><text:p><text:span text:style-name="T20">pb concrets</text:span></text:p><text:p><text:span text:style-name="T20">p233: 65</text:span></text:p><text:p><text:span text:style-name="T20">p235: 80</text:span></text:p><text:p><text:span text:style-name="T20">p236: 93</text:span></text:p><text:p><text:span text:style-name="T41">p237: 103</text:span></text:p></draw:text-box></draw:frame><draw:frame text:anchor-type="paragraph" draw:z-index="23" draw:style-name="gr68" draw:text-style-name="P38" svg:width="4.366cm" svg:height="0.733cm" svg:x="14.607cm" svg:y="11.73cm"><draw:text-box><text:p><text:span text:style-name="T20">Algo : TP p24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1" svg:font-family="OpenSymbol" style:font-pitch="variable" style:font-charset="x-symbol"/>
    <style:font-face style:name="Mangal4" svg:font-family="Mangal"/>
    <style:font-face style:name="OpenSymbol" svg:font-family="OpenSymbol"/>
    <style:font-face style:name="Times New Roman2" svg:font-family="'Times New Roman'" style:font-family-generic="roman"/>
    <style:font-face style:name="Times New Roman3" svg:font-family="'Times New Roman'" style:font-adornments="Normal" style:font-family-generic="roman"/>
    <style:font-face style:name="Gothic" svg:font-family="Gothic" style:font-pitch="variable"/>
    <style:font-face style:name="Lucidasans" svg:font-family="Lucidasans" style:font-pitch="variable"/>
    <style:font-face style:name="Mangal1" svg:font-family="Mangal" style:font-pitch="variable"/>
    <style:font-face style:name="OpenSymbol2" svg:font-family="OpenSymbol" style:font-pitch="variable"/>
    <style:font-face style:name="SimSun1" svg:font-family="SimSun" style:font-pitch="variable"/>
    <style:font-face style:name="Arial2" svg:font-family="Arial"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Helvetica" svg:font-family="Helvetica" style:font-family-generic="swiss" style:font-pitch="variable"/>
    <style:font-face style:name="Mangal3" svg:font-family="Mangal" style:font-family-generic="swiss" style:font-pitch="variable"/>
    <style:font-face style:name="SimSun3" svg:font-family="SimSun"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1" draw:display-name="Dashed (var) 21"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8" draw:display-name="Dashed (var) 28"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4"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10:06:38.24</meta:creation-date>
    <meta:editing-duration>PT22H47M22S</meta:editing-duration>
    <meta:editing-cycles>120</meta:editing-cycles>
    <meta:generator>LibreOffice/6.1.6.3$Windows_X86_64 LibreOffice_project/5896ab1714085361c45cf540f76f60673dd96a72</meta:generator>
    <meta:initial-creator>Véronique et Thibaud FONTANET</meta:initial-creator>
    <dc:date>2019-07-10T14:01:53.391000000</dc:date>
    <meta:document-statistic meta:table-count="4" meta:image-count="0" meta:object-count="7" meta:page-count="5" meta:paragraph-count="69" meta:word-count="410" meta:character-count="1924" meta:non-whitespace-character-count="1560"/>
  </office:meta>
</office:document-meta>
</file>

<file path=Object 1/content.xml><?xml version="1.0" encoding="utf-8"?>
<math xmlns="http://www.w3.org/1998/Math/MathML" display="block">
  <semantics>
    <msqrt>
      <mi>x</mi>
    </msqrt>
    <annotation encoding="StarMath 5.0">sqrt x</annotation>
  </semantics>
</math>
</file>

<file path=Object 10/content.xml><?xml version="1.0" encoding="utf-8"?>
<math xmlns="http://www.w3.org/1998/Math/MathML" display="block">
  <semantics>
    <mfrac>
      <msqrt>
        <mi>x</mi>
      </msqrt>
      <mrow>
        <mrow>
          <msup>
            <mi>x</mi>
            <mn>2</mn>
          </msup>
          <mo stretchy="false">−</mo>
          <mn>2</mn>
        </mrow>
        <mrow>
          <mi>x</mi>
          <mo stretchy="false">+</mo>
          <mn>1</mn>
        </mrow>
      </mrow>
    </mfrac>
    <annotation encoding="StarMath 5.0">{ sqrt {x}}over{x^{2}-{2}x+{1}}</annotation>
  </semantics>
</math>
</file>

<file path=Object 12/content.xml><?xml version="1.0" encoding="utf-8"?>
<math xmlns="http://www.w3.org/1998/Math/MathML">
  <semantics>
    <mrow>
      <mrow>
        <mfrac>
          <mrow>
            <mn>2</mn>
          </mrow>
          <mrow>
            <mn>3</mn>
          </mrow>
        </mfrac>
      </mrow>
      <mrow>
        <mi>x</mi>
        <mo stretchy="false">−</mo>
        <mfrac>
          <mrow>
            <mn>1</mn>
          </mrow>
          <mrow>
            <mn>3</mn>
          </mrow>
        </mfrac>
      </mrow>
    </mrow>
    <annotation encoding="StarMath 5.0">{{2} over {3}}x-{1} over {3}</annotation>
  </semantics>
</math>
</file>

<file path=Object 2/content.xml><?xml version="1.0" encoding="utf-8"?>
<math xmlns="http://www.w3.org/1998/Math/MathML" display="block">
  <semantics>
    <mrow>
      <mi>f</mi>
      <mrow>
        <mrow>
          <mo fence="true" stretchy="false">(</mo>
          <mrow>
            <mn>2</mn>
          </mrow>
          <mo fence="true" stretchy="false">)</mo>
        </mrow>
        <mo stretchy="false">=</mo>
        <mtext/>
      </mrow>
    </mrow>
    <annotation encoding="StarMath 5.0">f({2})=""</annotation>
  </semantics>
</math>
</file>

<file path=Object 20/content.xml><?xml version="1.0" encoding="utf-8"?>
<math xmlns="http://www.w3.org/1998/Math/MathML">
  <semantics>
    <mrow>
      <mfrac>
        <mrow>
          <mrow>
            <mn>2</mn>
          </mrow>
          <mi>x</mi>
        </mrow>
        <mrow>
          <mrow>
            <mi>x</mi>
            <mo stretchy="false">−</mo>
            <mrow>
              <mn>1</mn>
            </mrow>
          </mrow>
        </mrow>
      </mfrac>
    </mrow>
    <annotation encoding="StarMath 5.0">{{2}x} over {x-{1}}</annotation>
  </semantics>
</math>
</file>

<file path=Object 3/content.xml><?xml version="1.0" encoding="utf-8"?>
<math xmlns="http://www.w3.org/1998/Math/MathML">
  <semantics>
    <mrow>
      <mfrac>
        <mrow>
          <mrow>
            <mn>2</mn>
          </mrow>
          <mi>x</mi>
        </mrow>
        <mrow>
          <mrow>
            <mi>x</mi>
            <mo stretchy="false">−</mo>
            <mrow>
              <mn>1</mn>
            </mrow>
          </mrow>
        </mrow>
      </mfrac>
    </mrow>
    <annotation encoding="StarMath 5.0">{{2}x} over {x-{1}}</annotation>
  </semantics>
</math>
</file>

<file path=Object 9/content.xml><?xml version="1.0" encoding="utf-8"?>
<math xmlns="http://www.w3.org/1998/Math/MathML" display="block">
  <semantics>
    <mfrac>
      <msqrt>
        <mi>x</mi>
      </msqrt>
      <mrow>
        <mrow>
          <msup>
            <mi>x</mi>
            <mn>2</mn>
          </msup>
          <mo stretchy="false">−</mo>
          <mn>2</mn>
        </mrow>
        <mrow>
          <mi>x</mi>
          <mo stretchy="false">+</mo>
          <mn>1</mn>
        </mrow>
      </mrow>
    </mfrac>
    <annotation encoding="StarMath 5.0">{ sqrt {x}}over{x^{2}-{2}x+{1}}</annotation>
  </semantics>
</math>
</file>